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337cm"/>
    </style:style>
    <style:style style:name="co5" style:family="table-column">
      <style:table-column-properties fo:break-before="auto" style:column-width="4.992cm"/>
    </style:style>
    <style:style style:name="co6" style:family="table-column">
      <style:table-column-properties fo:break-before="auto" style:column-width="4.611cm"/>
    </style:style>
    <style:style style:name="co7" style:family="table-column">
      <style:table-column-properties fo:break-before="auto" style:column-width="5.263cm"/>
    </style:style>
    <style:style style:name="co8" style:family="table-column">
      <style:table-column-properties fo:break-before="auto" style:column-width="4.909cm"/>
    </style:style>
    <style:style style:name="co9" style:family="table-column">
      <style:table-column-properties fo:break-before="auto" style:column-width="5.563cm"/>
    </style:style>
    <style:style style:name="co10" style:family="table-column">
      <style:table-column-properties fo:break-before="auto" style:column-width="3.711cm"/>
    </style:style>
    <style:style style:name="co11" style:family="table-column">
      <style:table-column-properties fo:break-before="auto" style:column-width="4.366cm"/>
    </style:style>
    <style:style style:name="co12" style:family="table-column">
      <style:table-column-properties fo:break-before="auto" style:column-width="4.011cm"/>
    </style:style>
    <style:style style:name="co13" style:family="table-column">
      <style:table-column-properties fo:break-before="auto" style:column-width="4.665cm"/>
    </style:style>
    <style:style style:name="co14" style:family="table-column">
      <style:table-column-properties fo:break-before="auto" style:column-width="4.147cm"/>
    </style:style>
    <style:style style:name="co15" style:family="table-column">
      <style:table-column-properties fo:break-before="auto" style:column-width="4.801cm"/>
    </style:style>
    <style:style style:name="co16" style:family="table-column">
      <style:table-column-properties fo:break-before="auto" style:column-width="4.447cm"/>
    </style:style>
    <style:style style:name="co17" style:family="table-column">
      <style:table-column-properties fo:break-before="auto" style:column-width="5.101cm"/>
    </style:style>
    <style:style style:name="co18" style:family="table-column">
      <style:table-column-properties fo:break-before="auto" style:column-width="10.439cm"/>
    </style:style>
    <style:style style:name="co19" style:family="table-column">
      <style:table-column-properties fo:break-before="auto" style:column-width="11.201cm"/>
    </style:style>
    <style:style style:name="co20" style:family="table-column">
      <style:table-column-properties fo:break-before="auto" style:column-width="10.301cm"/>
    </style:style>
    <style:style style:name="co21" style:family="table-column">
      <style:table-column-properties fo:break-before="auto" style:column-width="11.065cm"/>
    </style:style>
    <style:style style:name="co22" style:family="table-column">
      <style:table-column-properties fo:break-before="auto" style:column-width="9.356cm"/>
    </style:style>
    <style:style style:name="co23" style:family="table-column">
      <style:table-column-properties fo:break-before="auto" style:column-width="9.022cm"/>
    </style:style>
    <style:style style:name="co24" style:family="table-column">
      <style:table-column-properties fo:break-before="auto" style:column-width="10.56cm"/>
    </style:style>
    <style:style style:name="co25" style:family="table-column">
      <style:table-column-properties fo:break-before="auto" style:column-width="9.784cm"/>
    </style:style>
    <style:style style:name="co26" style:family="table-column">
      <style:table-column-properties fo:break-before="auto" style:column-width="8.886cm"/>
    </style:style>
    <style:style style:name="co27" style:family="table-column">
      <style:table-column-properties fo:break-before="auto" style:column-width="9.648cm"/>
    </style:style>
    <style:style style:name="co28" style:family="table-column">
      <style:table-column-properties fo:break-before="auto" style:column-width="10.492cm"/>
    </style:style>
    <style:style style:name="co29" style:family="table-column">
      <style:table-column-properties fo:break-before="auto" style:column-width="11.255cm"/>
    </style:style>
    <style:style style:name="co30" style:family="table-column">
      <style:table-column-properties fo:break-before="auto" style:column-width="10.356cm"/>
    </style:style>
    <style:style style:name="co31" style:family="table-column">
      <style:table-column-properties fo:break-before="auto" style:column-width="11.12cm"/>
    </style:style>
    <style:style style:name="co32" style:family="table-column">
      <style:table-column-properties fo:break-before="auto" style:column-width="9.601cm"/>
    </style:style>
    <style:style style:name="co33" style:family="table-column">
      <style:table-column-properties fo:break-before="auto" style:column-width="9.077cm"/>
    </style:style>
    <style:style style:name="co34" style:family="table-column">
      <style:table-column-properties fo:break-before="auto" style:column-width="10.089cm"/>
    </style:style>
    <style:style style:name="co35" style:family="table-column">
      <style:table-column-properties fo:break-before="auto" style:column-width="9.839cm"/>
    </style:style>
    <style:style style:name="co36" style:family="table-column">
      <style:table-column-properties fo:break-before="auto" style:column-width="8.939cm"/>
    </style:style>
    <style:style style:name="co37" style:family="table-column">
      <style:table-column-properties fo:break-before="auto" style:column-width="9.703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10121"/>
  </office:automatic-styles>
  <office:body>
    <office:spreadsheet>
      <table:calculation-settings table:automatic-find-labels="false" table:use-regular-expressions="false" table:use-wildcards="true"/>
      <table:table table:name="merged_eval_calibration_scores_openstack_temp_sca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number-columns-repeated="2" table:default-cell-style-name="Default"/>
        <table:table-column table:style-name="co28" table:number-columns-repeated="2" table:default-cell-style-name="Default"/>
        <table:table-column table:style-name="co29" table:number-columns-repeated="2" table:default-cell-style-name="Default"/>
        <table:table-column table:style-name="co30" table:number-columns-repeated="2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number-columns-repeated="2" table:default-cell-style-name="Default"/>
        <table:table-column table:style-name="co38" table:number-columns-repeated="97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ece_score_uncalibrated</text:p>
          </table:table-cell>
          <table:table-cell office:value-type="string" calcext:value-type="string">
            <text:p>ece_score_uncalibrated_cal</text:p>
          </table:table-cell>
          <table:table-cell office:value-type="string" calcext:value-type="string">
            <text:p>ece_score_calibrated_nts</text:p>
          </table:table-cell>
          <table:table-cell office:value-type="string" calcext:value-type="string">
            <text:p>ece_score_calibrated_nts_cal</text:p>
          </table:table-cell>
          <table:table-cell office:value-type="string" calcext:value-type="string">
            <text:p>ece_50_score_uncalibrated</text:p>
          </table:table-cell>
          <table:table-cell office:value-type="string" calcext:value-type="string">
            <text:p>ece_50_score_uncalibrated_cal</text:p>
          </table:table-cell>
          <table:table-cell office:value-type="string" calcext:value-type="string">
            <text:p>ece_50_score_calibrated_nts</text:p>
          </table:table-cell>
          <table:table-cell office:value-type="string" calcext:value-type="string">
            <text:p>ece_50_score_calibrated_nts_cal</text:p>
          </table:table-cell>
          <table:table-cell office:value-type="string" calcext:value-type="string">
            <text:p>auc_score_uncalibrated</text:p>
          </table:table-cell>
          <table:table-cell office:value-type="string" calcext:value-type="string">
            <text:p>auc_score_uncalibrated_cal</text:p>
          </table:table-cell>
          <table:table-cell office:value-type="string" calcext:value-type="string">
            <text:p>auc_score_calibrated_nts</text:p>
          </table:table-cell>
          <table:table-cell office:value-type="string" calcext:value-type="string">
            <text:p>auc_score_calibrated_nts_cal</text:p>
          </table:table-cell>
          <table:table-cell office:value-type="string" calcext:value-type="string">
            <text:p>log_loss_uncalibrated</text:p>
          </table:table-cell>
          <table:table-cell office:value-type="string" calcext:value-type="string">
            <text:p>log_loss_uncalibrated_cal</text:p>
          </table:table-cell>
          <table:table-cell office:value-type="string" calcext:value-type="string">
            <text:p>log_loss_calibrated_nts</text:p>
          </table:table-cell>
          <table:table-cell office:value-type="string" calcext:value-type="string">
            <text:p>log_loss_calibrated_nts_cal</text:p>
          </table:table-cell>
          <table:table-cell office:value-type="string" calcext:value-type="string">
            <text:p>brier_score_uncalibrated</text:p>
          </table:table-cell>
          <table:table-cell office:value-type="string" calcext:value-type="string">
            <text:p>brier_score_uncalibrated_cal</text:p>
          </table:table-cell>
          <table:table-cell office:value-type="string" calcext:value-type="string">
            <text:p>brier_score_calibrated_nts</text:p>
          </table:table-cell>
          <table:table-cell office:value-type="string" calcext:value-type="string">
            <text:p>brier_score_calibrated_nts_cal</text:p>
          </table:table-cell>
          <table:table-cell office:value-type="string" calcext:value-type="string">
            <text:p>Custom_ECE_rel_diagram_bin_15_test_uncalibrated_test_static</text:p>
          </table:table-cell>
          <table:table-cell office:value-type="string" calcext:value-type="string">
            <text:p>Custom_ECE_rel_diagram_bin_50_test_uncalibrated_test_static</text:p>
          </table:table-cell>
          <table:table-cell office:value-type="string" calcext:value-type="string">
            <text:p>Custom_ECE_rel_diagram_bin_15_test_uncalibrated_test_interactive</text:p>
          </table:table-cell>
          <table:table-cell office:value-type="string" calcext:value-type="string">
            <text:p>Custom_ECE_rel_diagram_bin_50_test_uncalibrated_test_interactive</text:p>
          </table:table-cell>
          <table:table-cell office:value-type="string" calcext:value-type="string">
            <text:p>Custom_ECE_rel_diagram_bin_15_test_uncalibrated_cal_static</text:p>
          </table:table-cell>
          <table:table-cell office:value-type="string" calcext:value-type="string">
            <text:p>Custom_ECE_rel_diagram_bin_50_test_uncalibrated_cal_static</text:p>
          </table:table-cell>
          <table:table-cell office:value-type="string" calcext:value-type="string">
            <text:p>Custom_ECE_rel_diagram_bin_15_test_uncalibrated_cal_interactive</text:p>
          </table:table-cell>
          <table:table-cell office:value-type="string" calcext:value-type="string">
            <text:p>Custom_ECE_rel_diagram_bin_50_test_uncalibrated_cal_interactive</text:p>
          </table:table-cell>
          <table:table-cell office:value-type="string" calcext:value-type="string">
            <text:p>Custom_ECE_rel_diagram_bin_15_test_nts_static_test</text:p>
          </table:table-cell>
          <table:table-cell office:value-type="string" calcext:value-type="string">
            <text:p>Custom_ECE_rel_diagram_bin_50_test_nts_static_test</text:p>
          </table:table-cell>
          <table:table-cell office:value-type="string" calcext:value-type="string">
            <text:p>Custom_ECE_rel_diagram_bin_15_test_nts_interactive_test</text:p>
          </table:table-cell>
          <table:table-cell office:value-type="string" calcext:value-type="string">
            <text:p>Custom_ECE_rel_diagram_bin_50_test_nts_interactive_test</text:p>
          </table:table-cell>
          <table:table-cell office:value-type="string" calcext:value-type="string">
            <text:p>Custom_ECE_rel_diagram_bin_15_test_nts_static_cal</text:p>
          </table:table-cell>
          <table:table-cell office:value-type="string" calcext:value-type="string">
            <text:p>Custom_ECE_rel_diagram_bin_50_test_nts_static_cal</text:p>
          </table:table-cell>
          <table:table-cell office:value-type="string" calcext:value-type="string">
            <text:p>Custom_ECE_rel_diagram_bin_15_test_nts_interactive_cal</text:p>
          </table:table-cell>
          <table:table-cell office:value-type="string" calcext:value-type="string">
            <text:p>Custom_ECE_rel_diagram_bin_50_test_nts_interactive_cal</text:p>
          </table:table-cell>
          <table:table-cell office:value-type="string" calcext:value-type="string">
            <text:p>Custom_MCE_rel_diagram_bin_15_test_uncalibrated_test_static</text:p>
          </table:table-cell>
          <table:table-cell office:value-type="string" calcext:value-type="string">
            <text:p>Custom_MCE_rel_diagram_bin_50_test_uncalibrated_test_static</text:p>
          </table:table-cell>
          <table:table-cell office:value-type="string" calcext:value-type="string">
            <text:p>Custom_MCE_rel_diagram_bin_15_test_uncalibrated_test_interactive</text:p>
          </table:table-cell>
          <table:table-cell office:value-type="string" calcext:value-type="string">
            <text:p>Custom_MCE_rel_diagram_bin_50_test_uncalibrated_test_interactive</text:p>
          </table:table-cell>
          <table:table-cell office:value-type="string" calcext:value-type="string">
            <text:p>Custom_MCE_rel_diagram_bin_15_test_uncalibrated_cal_static</text:p>
          </table:table-cell>
          <table:table-cell office:value-type="string" calcext:value-type="string">
            <text:p>Custom_MCE_rel_diagram_bin_50_test_uncalibrated_cal_static</text:p>
          </table:table-cell>
          <table:table-cell office:value-type="string" calcext:value-type="string">
            <text:p>Custom_MCE_rel_diagram_bin_15_test_uncalibrated_cal_interactive</text:p>
          </table:table-cell>
          <table:table-cell office:value-type="string" calcext:value-type="string">
            <text:p>Custom_MCE_rel_diagram_bin_50_test_uncalibrated_cal_interactive</text:p>
          </table:table-cell>
          <table:table-cell office:value-type="string" calcext:value-type="string">
            <text:p>Custom_MCE_rel_diagram_bin_15_test_nts_static_test</text:p>
          </table:table-cell>
          <table:table-cell office:value-type="string" calcext:value-type="string">
            <text:p>Custom_MCE_rel_diagram_bin_50_test_nts_static_test</text:p>
          </table:table-cell>
          <table:table-cell office:value-type="string" calcext:value-type="string">
            <text:p>Custom_MCE_rel_diagram_bin_15_test_nts_interactive_test</text:p>
          </table:table-cell>
          <table:table-cell office:value-type="string" calcext:value-type="string">
            <text:p>Custom_MCE_rel_diagram_bin_50_test_nts_interactive_test</text:p>
          </table:table-cell>
          <table:table-cell office:value-type="string" calcext:value-type="string">
            <text:p>Custom_MCE_rel_diagram_bin_15_test_nts_static_cal</text:p>
          </table:table-cell>
          <table:table-cell office:value-type="string" calcext:value-type="string">
            <text:p>Custom_MCE_rel_diagram_bin_50_test_nts_static_cal</text:p>
          </table:table-cell>
          <table:table-cell office:value-type="string" calcext:value-type="string">
            <text:p>Custom_MCE_rel_diagram_bin_15_test_nts_interactive_cal</text:p>
          </table:table-cell>
          <table:table-cell office:value-type="string" calcext:value-type="string">
            <text:p>Custom_MCE_rel_diagram_bin_50_test_nts_interactive_cal</text:p>
          </table:table-cell>
          <table:table-cell table:number-columns-repeated="97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06182870244887" calcext:value-type="float">
            <text:p>0,0806182870244887</text:p>
          </table:table-cell>
          <table:table-cell office:value-type="float" office:value="0.0723864445657406" calcext:value-type="float">
            <text:p>0,0723864445657406</text:p>
          </table:table-cell>
          <table:table-cell office:value-type="float" office:value="0.0791761173549096" calcext:value-type="float">
            <text:p>0,0791761173549096</text:p>
          </table:table-cell>
          <table:table-cell office:value-type="float" office:value="0.069166262411789" calcext:value-type="float">
            <text:p>0,069166262411789</text:p>
          </table:table-cell>
          <table:table-cell office:value-type="float" office:value="0.110589012372798" calcext:value-type="float">
            <text:p>0,110589012372798</text:p>
          </table:table-cell>
          <table:table-cell office:value-type="float" office:value="0.104256270521565" calcext:value-type="float">
            <text:p>0,104256270521565</text:p>
          </table:table-cell>
          <table:table-cell office:value-type="float" office:value="0.105110066307007" calcext:value-type="float">
            <text:p>0,105110066307007</text:p>
          </table:table-cell>
          <table:table-cell office:value-type="float" office:value="0.101240754252101" calcext:value-type="float">
            <text:p>0,101240754252101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723100535912239" calcext:value-type="float">
            <text:p>0,723100535912239</text:p>
          </table:table-cell>
          <table:table-cell office:value-type="float" office:value="0.711708687674868" calcext:value-type="float">
            <text:p>0,711708687674868</text:p>
          </table:table-cell>
          <table:table-cell office:value-type="float" office:value="0.575198343313533" calcext:value-type="float">
            <text:p>0,575198343313533</text:p>
          </table:table-cell>
          <table:table-cell office:value-type="float" office:value="0.573689227032908" calcext:value-type="float">
            <text:p>0,573689227032908</text:p>
          </table:table-cell>
          <table:table-cell office:value-type="float" office:value="0.575200741247199" calcext:value-type="float">
            <text:p>0,575200741247199</text:p>
          </table:table-cell>
          <table:table-cell office:value-type="float" office:value="0.573686707094126" calcext:value-type="float">
            <text:p>0,573686707094126</text:p>
          </table:table-cell>
          <table:table-cell office:value-type="float" office:value="0.191895373815698" calcext:value-type="float">
            <text:p>0,191895373815698</text:p>
          </table:table-cell>
          <table:table-cell office:value-type="float" office:value="0.191150261017106" calcext:value-type="float">
            <text:p>0,191150261017106</text:p>
          </table:table-cell>
          <table:table-cell office:value-type="float" office:value="0.191892530118424" calcext:value-type="float">
            <text:p>0,191892530118424</text:p>
          </table:table-cell>
          <table:table-cell office:value-type="float" office:value="0.191144879030671" calcext:value-type="float">
            <text:p>0,191144879030671</text:p>
          </table:table-cell>
          <table:table-cell office:value-type="float" office:value="0.241773756913679" calcext:value-type="float">
            <text:p>0,241773756913679</text:p>
          </table:table-cell>
          <table:table-cell office:value-type="float" office:value="0.317921717501206" calcext:value-type="float">
            <text:p>0,317921717501206</text:p>
          </table:table-cell>
          <table:table-cell office:value-type="float" office:value="0.109815850574825" calcext:value-type="float">
            <text:p>0,109815850574825</text:p>
          </table:table-cell>
          <table:table-cell office:value-type="float" office:value="0.119860417904182" calcext:value-type="float">
            <text:p>0,119860417904182</text:p>
          </table:table-cell>
          <table:table-cell office:value-type="float" office:value="0.185273485115101" calcext:value-type="float">
            <text:p>0,185273485115101</text:p>
          </table:table-cell>
          <table:table-cell office:value-type="float" office:value="0.240661734012973" calcext:value-type="float">
            <text:p>0,240661734012973</text:p>
          </table:table-cell>
          <table:table-cell office:value-type="float" office:value="0.103338172246314" calcext:value-type="float">
            <text:p>0,103338172246314</text:p>
          </table:table-cell>
          <table:table-cell office:value-type="float" office:value="0.11228198527799" calcext:value-type="float">
            <text:p>0,11228198527799</text:p>
          </table:table-cell>
          <table:table-cell office:value-type="float" office:value="0.242784676371678" calcext:value-type="float">
            <text:p>0,242784676371678</text:p>
          </table:table-cell>
          <table:table-cell office:value-type="float" office:value="0.312694228731098" calcext:value-type="float">
            <text:p>0,312694228731098</text:p>
          </table:table-cell>
          <table:table-cell office:value-type="float" office:value="0.109792612178148" calcext:value-type="float">
            <text:p>0,109792612178148</text:p>
          </table:table-cell>
          <table:table-cell office:value-type="float" office:value="0.120066840066286" calcext:value-type="float">
            <text:p>0,120066840066286</text:p>
          </table:table-cell>
          <table:table-cell office:value-type="float" office:value="0.189160733083295" calcext:value-type="float">
            <text:p>0,189160733083295</text:p>
          </table:table-cell>
          <table:table-cell office:value-type="float" office:value="0.238332134952934" calcext:value-type="float">
            <text:p>0,238332134952934</text:p>
          </table:table-cell>
          <table:table-cell office:value-type="float" office:value="0.1033701195919" calcext:value-type="float">
            <text:p>0,1033701195919</text:p>
          </table:table-cell>
          <table:table-cell office:value-type="float" office:value="0.112515032906167" calcext:value-type="float">
            <text:p>0,112515032906167</text:p>
          </table:table-cell>
          <table:table-cell office:value-type="float" office:value="0.574201007347594" calcext:value-type="float">
            <text:p>0,574201007347594</text:p>
          </table:table-cell>
          <table:table-cell office:value-type="float" office:value="0.923771241792066" calcext:value-type="float">
            <text:p>0,923771241792066</text:p>
          </table:table-cell>
          <table:table-cell office:value-type="float" office:value="0.24410429398015" calcext:value-type="float">
            <text:p>0,24410429398015</text:p>
          </table:table-cell>
          <table:table-cell office:value-type="float" office:value="0.309911171743177" calcext:value-type="float">
            <text:p>0,309911171743177</text:p>
          </table:table-cell>
          <table:table-cell office:value-type="float" office:value="0.465837315681013" calcext:value-type="float">
            <text:p>0,465837315681013</text:p>
          </table:table-cell>
          <table:table-cell office:value-type="float" office:value="0.889947687759453" calcext:value-type="float">
            <text:p>0,889947687759453</text:p>
          </table:table-cell>
          <table:table-cell office:value-type="float" office:value="0.214336759147464" calcext:value-type="float">
            <text:p>0,214336759147464</text:p>
          </table:table-cell>
          <table:table-cell office:value-type="float" office:value="0.257315281391217" calcext:value-type="float">
            <text:p>0,257315281391217</text:p>
          </table:table-cell>
          <table:table-cell office:value-type="float" office:value="0.574900387158382" calcext:value-type="float">
            <text:p>0,574900387158382</text:p>
          </table:table-cell>
          <table:table-cell office:value-type="float" office:value="0.924420608940286" calcext:value-type="float">
            <text:p>0,924420608940286</text:p>
          </table:table-cell>
          <table:table-cell office:value-type="float" office:value="0.244638895249145" calcext:value-type="float">
            <text:p>0,244638895249145</text:p>
          </table:table-cell>
          <table:table-cell office:value-type="float" office:value="0.310532225310963" calcext:value-type="float">
            <text:p>0,310532225310963</text:p>
          </table:table-cell>
          <table:table-cell office:value-type="float" office:value="0.465984419015724" calcext:value-type="float">
            <text:p>0,465984419015724</text:p>
          </table:table-cell>
          <table:table-cell office:value-type="float" office:value="0.887162453157877" calcext:value-type="float">
            <text:p>0,887162453157877</text:p>
          </table:table-cell>
          <table:table-cell office:value-type="float" office:value="0.214855639862219" calcext:value-type="float">
            <text:p>0,214855639862219</text:p>
          </table:table-cell>
          <table:table-cell office:value-type="float" office:value="0.257928804649086" calcext:value-type="float">
            <text:p>0,257928804649086</text:p>
          </table:table-cell>
          <table:table-cell table:number-columns-repeated="9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31983821312631" calcext:value-type="float">
            <text:p>0,0731983821312631</text:p>
          </table:table-cell>
          <table:table-cell office:value-type="float" office:value="0.0662962232233675" calcext:value-type="float">
            <text:p>0,0662962232233675</text:p>
          </table:table-cell>
          <table:table-cell office:value-type="float" office:value="0.0791280242258439" calcext:value-type="float">
            <text:p>0,0791280242258439</text:p>
          </table:table-cell>
          <table:table-cell office:value-type="float" office:value="0.0739139098957908" calcext:value-type="float">
            <text:p>0,0739139098957908</text:p>
          </table:table-cell>
          <table:table-cell office:value-type="float" office:value="0.105432295955753" calcext:value-type="float">
            <text:p>0,105432295955753</text:p>
          </table:table-cell>
          <table:table-cell office:value-type="float" office:value="0.0964642366674726" calcext:value-type="float">
            <text:p>0,0964642366674726</text:p>
          </table:table-cell>
          <table:table-cell office:value-type="float" office:value="0.113348957744882" calcext:value-type="float">
            <text:p>0,113348957744882</text:p>
          </table:table-cell>
          <table:table-cell office:value-type="float" office:value="0.109961998742446" calcext:value-type="float">
            <text:p>0,109961998742446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9" calcext:value-type="float">
            <text:p>0,714906977489669</text:p>
          </table:table-cell>
          <table:table-cell office:value-type="float" office:value="0.713601457876234" calcext:value-type="float">
            <text:p>0,713601457876234</text:p>
          </table:table-cell>
          <table:table-cell office:value-type="float" office:value="0.714906977489669" calcext:value-type="float">
            <text:p>0,714906977489669</text:p>
          </table:table-cell>
          <table:table-cell office:value-type="float" office:value="0.573095350086325" calcext:value-type="float">
            <text:p>0,573095350086325</text:p>
          </table:table-cell>
          <table:table-cell office:value-type="float" office:value="0.575618615204987" calcext:value-type="float">
            <text:p>0,575618615204987</text:p>
          </table:table-cell>
          <table:table-cell office:value-type="float" office:value="0.573109693419694" calcext:value-type="float">
            <text:p>0,573109693419694</text:p>
          </table:table-cell>
          <table:table-cell office:value-type="float" office:value="0.57561035760232" calcext:value-type="float">
            <text:p>0,57561035760232</text:p>
          </table:table-cell>
          <table:table-cell office:value-type="float" office:value="0.189620645138911" calcext:value-type="float">
            <text:p>0,189620645138911</text:p>
          </table:table-cell>
          <table:table-cell office:value-type="float" office:value="0.19283680998088" calcext:value-type="float">
            <text:p>0,19283680998088</text:p>
          </table:table-cell>
          <table:table-cell office:value-type="float" office:value="0.189645471745634" calcext:value-type="float">
            <text:p>0,189645471745634</text:p>
          </table:table-cell>
          <table:table-cell office:value-type="float" office:value="0.192836953254003" calcext:value-type="float">
            <text:p>0,192836953254003</text:p>
          </table:table-cell>
          <table:table-cell office:value-type="float" office:value="0.238252424218938" calcext:value-type="float">
            <text:p>0,238252424218938</text:p>
          </table:table-cell>
          <table:table-cell office:value-type="float" office:value="0.232311276993131" calcext:value-type="float">
            <text:p>0,232311276993131</text:p>
          </table:table-cell>
          <table:table-cell office:value-type="float" office:value="0.109063914170171" calcext:value-type="float">
            <text:p>0,109063914170171</text:p>
          </table:table-cell>
          <table:table-cell office:value-type="float" office:value="0.116771105816518" calcext:value-type="float">
            <text:p>0,116771105816518</text:p>
          </table:table-cell>
          <table:table-cell office:value-type="float" office:value="0.153617092240304" calcext:value-type="float">
            <text:p>0,153617092240304</text:p>
          </table:table-cell>
          <table:table-cell office:value-type="float" office:value="0.228964025624875" calcext:value-type="float">
            <text:p>0,228964025624875</text:p>
          </table:table-cell>
          <table:table-cell office:value-type="float" office:value="0.105562945639847" calcext:value-type="float">
            <text:p>0,105562945639847</text:p>
          </table:table-cell>
          <table:table-cell office:value-type="float" office:value="0.11573292606854" calcext:value-type="float">
            <text:p>0,11573292606854</text:p>
          </table:table-cell>
          <table:table-cell office:value-type="float" office:value="0.238041989313685" calcext:value-type="float">
            <text:p>0,238041989313685</text:p>
          </table:table-cell>
          <table:table-cell office:value-type="float" office:value="0.227614350484098" calcext:value-type="float">
            <text:p>0,227614350484098</text:p>
          </table:table-cell>
          <table:table-cell office:value-type="float" office:value="0.109261072742863" calcext:value-type="float">
            <text:p>0,109261072742863</text:p>
          </table:table-cell>
          <table:table-cell office:value-type="float" office:value="0.116523502576477" calcext:value-type="float">
            <text:p>0,116523502576477</text:p>
          </table:table-cell>
          <table:table-cell office:value-type="float" office:value="0.154450891304707" calcext:value-type="float">
            <text:p>0,154450891304707</text:p>
          </table:table-cell>
          <table:table-cell office:value-type="float" office:value="0.233580487141328" calcext:value-type="float">
            <text:p>0,233580487141328</text:p>
          </table:table-cell>
          <table:table-cell office:value-type="float" office:value="0.10547632038913" calcext:value-type="float">
            <text:p>0,10547632038913</text:p>
          </table:table-cell>
          <table:table-cell office:value-type="float" office:value="0.115159440685483" calcext:value-type="float">
            <text:p>0,115159440685483</text:p>
          </table:table-cell>
          <table:table-cell office:value-type="float" office:value="0.715190879520284" calcext:value-type="float">
            <text:p>0,715190879520284</text:p>
          </table:table-cell>
          <table:table-cell office:value-type="float" office:value="0.699793822072494" calcext:value-type="float">
            <text:p>0,699793822072494</text:p>
          </table:table-cell>
          <table:table-cell office:value-type="float" office:value="0.236363004993963" calcext:value-type="float">
            <text:p>0,236363004993963</text:p>
          </table:table-cell>
          <table:table-cell office:value-type="float" office:value="0.29234545164124" calcext:value-type="float">
            <text:p>0,29234545164124</text:p>
          </table:table-cell>
          <table:table-cell office:value-type="float" office:value="0.461022318052959" calcext:value-type="float">
            <text:p>0,461022318052959</text:p>
          </table:table-cell>
          <table:table-cell office:value-type="float" office:value="0.827606989376896" calcext:value-type="float">
            <text:p>0,827606989376896</text:p>
          </table:table-cell>
          <table:table-cell office:value-type="float" office:value="0.237469357133626" calcext:value-type="float">
            <text:p>0,237469357133626</text:p>
          </table:table-cell>
          <table:table-cell office:value-type="float" office:value="0.283335909863488" calcext:value-type="float">
            <text:p>0,283335909863488</text:p>
          </table:table-cell>
          <table:table-cell office:value-type="float" office:value="0.713523185959669" calcext:value-type="float">
            <text:p>0,713523185959669</text:p>
          </table:table-cell>
          <table:table-cell office:value-type="float" office:value="0.698209314614953" calcext:value-type="float">
            <text:p>0,698209314614953</text:p>
          </table:table-cell>
          <table:table-cell office:value-type="float" office:value="0.235090809633583" calcext:value-type="float">
            <text:p>0,235090809633583</text:p>
          </table:table-cell>
          <table:table-cell office:value-type="float" office:value="0.290659283833601" calcext:value-type="float">
            <text:p>0,290659283833601</text:p>
          </table:table-cell>
          <table:table-cell office:value-type="float" office:value="0.46072312685744" calcext:value-type="float">
            <text:p>0,46072312685744</text:p>
          </table:table-cell>
          <table:table-cell office:value-type="float" office:value="0.8327265803067" calcext:value-type="float">
            <text:p>0,8327265803067</text:p>
          </table:table-cell>
          <table:table-cell office:value-type="float" office:value="0.236127974409188" calcext:value-type="float">
            <text:p>0,236127974409188</text:p>
          </table:table-cell>
          <table:table-cell office:value-type="float" office:value="0.281791577174974" calcext:value-type="float">
            <text:p>0,281791577174974</text:p>
          </table:table-cell>
          <table:table-cell table:number-columns-repeated="9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34147348976097" calcext:value-type="float">
            <text:p>0,0534147348976097</text:p>
          </table:table-cell>
          <table:table-cell office:value-type="float" office:value="0.0590821947032251" calcext:value-type="float">
            <text:p>0,0590821947032251</text:p>
          </table:table-cell>
          <table:table-cell office:value-type="float" office:value="0.0748311402485168" calcext:value-type="float">
            <text:p>0,0748311402485168</text:p>
          </table:table-cell>
          <table:table-cell office:value-type="float" office:value="0.0759263980608202" calcext:value-type="float">
            <text:p>0,0759263980608202</text:p>
          </table:table-cell>
          <table:table-cell office:value-type="float" office:value="0.0727979338687886" calcext:value-type="float">
            <text:p>0,0727979338687886</text:p>
          </table:table-cell>
          <table:table-cell office:value-type="float" office:value="0.0745557762017444" calcext:value-type="float">
            <text:p>0,0745557762017444</text:p>
          </table:table-cell>
          <table:table-cell office:value-type="float" office:value="0.104170714025592" calcext:value-type="float">
            <text:p>0,104170714025592</text:p>
          </table:table-cell>
          <table:table-cell office:value-type="float" office:value="0.0954465025077496" calcext:value-type="float">
            <text:p>0,0954465025077496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715772229651405" calcext:value-type="float">
            <text:p>0,715772229651405</text:p>
          </table:table-cell>
          <table:table-cell office:value-type="float" office:value="0.709679298427832" calcext:value-type="float">
            <text:p>0,709679298427832</text:p>
          </table:table-cell>
          <table:table-cell office:value-type="float" office:value="0.586385264602266" calcext:value-type="float">
            <text:p>0,586385264602266</text:p>
          </table:table-cell>
          <table:table-cell office:value-type="float" office:value="0.578816883553827" calcext:value-type="float">
            <text:p>0,578816883553827</text:p>
          </table:table-cell>
          <table:table-cell office:value-type="float" office:value="0.585933844282998" calcext:value-type="float">
            <text:p>0,585933844282998</text:p>
          </table:table-cell>
          <table:table-cell office:value-type="float" office:value="0.578587981936035" calcext:value-type="float">
            <text:p>0,578587981936035</text:p>
          </table:table-cell>
          <table:table-cell office:value-type="float" office:value="0.194139604148758" calcext:value-type="float">
            <text:p>0,194139604148758</text:p>
          </table:table-cell>
          <table:table-cell office:value-type="float" office:value="0.190477764001617" calcext:value-type="float">
            <text:p>0,190477764001617</text:p>
          </table:table-cell>
          <table:table-cell office:value-type="float" office:value="0.194084672391343" calcext:value-type="float">
            <text:p>0,194084672391343</text:p>
          </table:table-cell>
          <table:table-cell office:value-type="float" office:value="0.190506447829104" calcext:value-type="float">
            <text:p>0,190506447829104</text:p>
          </table:table-cell>
          <table:table-cell office:value-type="float" office:value="0.258489661074382" calcext:value-type="float">
            <text:p>0,258489661074382</text:p>
          </table:table-cell>
          <table:table-cell office:value-type="float" office:value="0.317517710511949" calcext:value-type="float">
            <text:p>0,317517710511949</text:p>
          </table:table-cell>
          <table:table-cell office:value-type="float" office:value="0.100268400414166" calcext:value-type="float">
            <text:p>0,100268400414166</text:p>
          </table:table-cell>
          <table:table-cell office:value-type="float" office:value="0.114036253893221" calcext:value-type="float">
            <text:p>0,114036253893221</text:p>
          </table:table-cell>
          <table:table-cell office:value-type="float" office:value="0.167768651223531" calcext:value-type="float">
            <text:p>0,167768651223531</text:p>
          </table:table-cell>
          <table:table-cell office:value-type="float" office:value="0.203077944607028" calcext:value-type="float">
            <text:p>0,203077944607028</text:p>
          </table:table-cell>
          <table:table-cell office:value-type="float" office:value="0.0959368421086208" calcext:value-type="float">
            <text:p>0,0959368421086208</text:p>
          </table:table-cell>
          <table:table-cell office:value-type="float" office:value="0.10385958699323" calcext:value-type="float">
            <text:p>0,10385958699323</text:p>
          </table:table-cell>
          <table:table-cell office:value-type="float" office:value="0.252751319572979" calcext:value-type="float">
            <text:p>0,252751319572979</text:p>
          </table:table-cell>
          <table:table-cell office:value-type="float" office:value="0.334308422612391" calcext:value-type="float">
            <text:p>0,334308422612391</text:p>
          </table:table-cell>
          <table:table-cell office:value-type="float" office:value="0.100612078331027" calcext:value-type="float">
            <text:p>0,100612078331027</text:p>
          </table:table-cell>
          <table:table-cell office:value-type="float" office:value="0.111749745034725" calcext:value-type="float">
            <text:p>0,111749745034725</text:p>
          </table:table-cell>
          <table:table-cell office:value-type="float" office:value="0.18288441927454" calcext:value-type="float">
            <text:p>0,18288441927454</text:p>
          </table:table-cell>
          <table:table-cell office:value-type="float" office:value="0.185033721808531" calcext:value-type="float">
            <text:p>0,185033721808531</text:p>
          </table:table-cell>
          <table:table-cell office:value-type="float" office:value="0.095800866256883" calcext:value-type="float">
            <text:p>0,095800866256883</text:p>
          </table:table-cell>
          <table:table-cell office:value-type="float" office:value="0.101955836613473" calcext:value-type="float">
            <text:p>0,101955836613473</text:p>
          </table:table-cell>
          <table:table-cell office:value-type="float" office:value="0.625782930481736" calcext:value-type="float">
            <text:p>0,625782930481736</text:p>
          </table:table-cell>
          <table:table-cell office:value-type="float" office:value="0.927121597260915" calcext:value-type="float">
            <text:p>0,927121597260915</text:p>
          </table:table-cell>
          <table:table-cell office:value-type="float" office:value="0.22697916541428" calcext:value-type="float">
            <text:p>0,22697916541428</text:p>
          </table:table-cell>
          <table:table-cell office:value-type="float" office:value="0.254871708045499" calcext:value-type="float">
            <text:p>0,254871708045499</text:p>
          </table:table-cell>
          <table:table-cell office:value-type="float" office:value="0.486789032431426" calcext:value-type="float">
            <text:p>0,486789032431426</text:p>
          </table:table-cell>
          <table:table-cell office:value-type="float" office:value="0.935040598940112" calcext:value-type="float">
            <text:p>0,935040598940112</text:p>
          </table:table-cell>
          <table:table-cell office:value-type="float" office:value="0.193564444271767" calcext:value-type="float">
            <text:p>0,193564444271767</text:p>
          </table:table-cell>
          <table:table-cell office:value-type="float" office:value="0.255777639090651" calcext:value-type="float">
            <text:p>0,255777639090651</text:p>
          </table:table-cell>
          <table:table-cell office:value-type="float" office:value="0.62005055931682" calcext:value-type="float">
            <text:p>0,62005055931682</text:p>
          </table:table-cell>
          <table:table-cell office:value-type="float" office:value="0.928396387384608" calcext:value-type="float">
            <text:p>0,928396387384608</text:p>
          </table:table-cell>
          <table:table-cell office:value-type="float" office:value="0.221337100612108" calcext:value-type="float">
            <text:p>0,221337100612108</text:p>
          </table:table-cell>
          <table:table-cell office:value-type="float" office:value="0.24914052426363" calcext:value-type="float">
            <text:p>0,24914052426363</text:p>
          </table:table-cell>
          <table:table-cell office:value-type="float" office:value="0.472719857163295" calcext:value-type="float">
            <text:p>0,472719857163295</text:p>
          </table:table-cell>
          <table:table-cell office:value-type="float" office:value="0.543800832027146" calcext:value-type="float">
            <text:p>0,543800832027146</text:p>
          </table:table-cell>
          <table:table-cell office:value-type="float" office:value="0.187905255131899" calcext:value-type="float">
            <text:p>0,187905255131899</text:p>
          </table:table-cell>
          <table:table-cell office:value-type="float" office:value="0.250720204689699" calcext:value-type="float">
            <text:p>0,250720204689699</text:p>
          </table:table-cell>
          <table:table-cell table:number-columns-repeated="9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23871080020136" calcext:value-type="float">
            <text:p>0,0923871080020136</text:p>
          </table:table-cell>
          <table:table-cell office:value-type="float" office:value="0.0932910249587392" calcext:value-type="float">
            <text:p>0,0932910249587392</text:p>
          </table:table-cell>
          <table:table-cell office:value-type="float" office:value="0.058412441343461" calcext:value-type="float">
            <text:p>0,058412441343461</text:p>
          </table:table-cell>
          <table:table-cell office:value-type="float" office:value="0.056785736779739" calcext:value-type="float">
            <text:p>0,056785736779739</text:p>
          </table:table-cell>
          <table:table-cell office:value-type="float" office:value="0.0671490379942323" calcext:value-type="float">
            <text:p>0,0671490379942323</text:p>
          </table:table-cell>
          <table:table-cell office:value-type="float" office:value="0.0656490183912306" calcext:value-type="float">
            <text:p>0,0656490183912306</text:p>
          </table:table-cell>
          <table:table-cell office:value-type="float" office:value="0.0828817912698875" calcext:value-type="float">
            <text:p>0,0828817912698875</text:p>
          </table:table-cell>
          <table:table-cell office:value-type="float" office:value="0.0838868516410011" calcext:value-type="float">
            <text:p>0,0838868516410011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717172722713174" calcext:value-type="float">
            <text:p>0,717172722713174</text:p>
          </table:table-cell>
          <table:table-cell office:value-type="float" office:value="0.709801685648383" calcext:value-type="float">
            <text:p>0,709801685648383</text:p>
          </table:table-cell>
          <table:table-cell office:value-type="float" office:value="0.570896761036191" calcext:value-type="float">
            <text:p>0,570896761036191</text:p>
          </table:table-cell>
          <table:table-cell office:value-type="float" office:value="0.570887678368791" calcext:value-type="float">
            <text:p>0,570887678368791</text:p>
          </table:table-cell>
          <table:table-cell office:value-type="float" office:value="0.570729560668813" calcext:value-type="float">
            <text:p>0,570729560668813</text:p>
          </table:table-cell>
          <table:table-cell office:value-type="float" office:value="0.570723781046469" calcext:value-type="float">
            <text:p>0,570723781046469</text:p>
          </table:table-cell>
          <table:table-cell office:value-type="float" office:value="0.190897629441285" calcext:value-type="float">
            <text:p>0,190897629441285</text:p>
          </table:table-cell>
          <table:table-cell office:value-type="float" office:value="0.190651077376518" calcext:value-type="float">
            <text:p>0,190651077376518</text:p>
          </table:table-cell>
          <table:table-cell office:value-type="float" office:value="0.190823927655107" calcext:value-type="float">
            <text:p>0,190823927655107</text:p>
          </table:table-cell>
          <table:table-cell office:value-type="float" office:value="0.190570193227121" calcext:value-type="float">
            <text:p>0,190570193227121</text:p>
          </table:table-cell>
          <table:table-cell office:value-type="float" office:value="0.232724216792458" calcext:value-type="float">
            <text:p>0,232724216792458</text:p>
          </table:table-cell>
          <table:table-cell office:value-type="float" office:value="0.346433458883088" calcext:value-type="float">
            <text:p>0,346433458883088</text:p>
          </table:table-cell>
          <table:table-cell office:value-type="float" office:value="0.110320656129969" calcext:value-type="float">
            <text:p>0,110320656129969</text:p>
          </table:table-cell>
          <table:table-cell office:value-type="float" office:value="0.120876848331157" calcext:value-type="float">
            <text:p>0,120876848331157</text:p>
          </table:table-cell>
          <table:table-cell office:value-type="float" office:value="0.190095420502964" calcext:value-type="float">
            <text:p>0,190095420502964</text:p>
          </table:table-cell>
          <table:table-cell office:value-type="float" office:value="0.222815357031743" calcext:value-type="float">
            <text:p>0,222815357031743</text:p>
          </table:table-cell>
          <table:table-cell office:value-type="float" office:value="0.100440382382105" calcext:value-type="float">
            <text:p>0,100440382382105</text:p>
          </table:table-cell>
          <table:table-cell office:value-type="float" office:value="0.108266022478551" calcext:value-type="float">
            <text:p>0,108266022478551</text:p>
          </table:table-cell>
          <table:table-cell office:value-type="float" office:value="0.247726978151763" calcext:value-type="float">
            <text:p>0,247726978151763</text:p>
          </table:table-cell>
          <table:table-cell office:value-type="float" office:value="0.380554495515125" calcext:value-type="float">
            <text:p>0,380554495515125</text:p>
          </table:table-cell>
          <table:table-cell office:value-type="float" office:value="0.110710942702738" calcext:value-type="float">
            <text:p>0,110710942702738</text:p>
          </table:table-cell>
          <table:table-cell office:value-type="float" office:value="0.12288004737534" calcext:value-type="float">
            <text:p>0,12288004737534</text:p>
          </table:table-cell>
          <table:table-cell office:value-type="float" office:value="0.19340499524314" calcext:value-type="float">
            <text:p>0,19340499524314</text:p>
          </table:table-cell>
          <table:table-cell office:value-type="float" office:value="0.242875451967864" calcext:value-type="float">
            <text:p>0,242875451967864</text:p>
          </table:table-cell>
          <table:table-cell office:value-type="float" office:value="0.10083376790262" calcext:value-type="float">
            <text:p>0,10083376790262</text:p>
          </table:table-cell>
          <table:table-cell office:value-type="float" office:value="0.110359399440825" calcext:value-type="float">
            <text:p>0,110359399440825</text:p>
          </table:table-cell>
          <table:table-cell office:value-type="float" office:value="0.653173106981791" calcext:value-type="float">
            <text:p>0,653173106981791</text:p>
          </table:table-cell>
          <table:table-cell office:value-type="float" office:value="0.944256938975414" calcext:value-type="float">
            <text:p>0,944256938975414</text:p>
          </table:table-cell>
          <table:table-cell office:value-type="float" office:value="0.22236830519423" calcext:value-type="float">
            <text:p>0,22236830519423</text:p>
          </table:table-cell>
          <table:table-cell office:value-type="float" office:value="0.261554032463096" calcext:value-type="float">
            <text:p>0,261554032463096</text:p>
          </table:table-cell>
          <table:table-cell office:value-type="float" office:value="0.500895569555295" calcext:value-type="float">
            <text:p>0,500895569555295</text:p>
          </table:table-cell>
          <table:table-cell office:value-type="float" office:value="0.652531485810763" calcext:value-type="float">
            <text:p>0,652531485810763</text:p>
          </table:table-cell>
          <table:table-cell office:value-type="float" office:value="0.232740571085311" calcext:value-type="float">
            <text:p>0,232740571085311</text:p>
          </table:table-cell>
          <table:table-cell office:value-type="float" office:value="0.279903608790143" calcext:value-type="float">
            <text:p>0,279903608790143</text:p>
          </table:table-cell>
          <table:table-cell office:value-type="float" office:value="0.780316532491781" calcext:value-type="float">
            <text:p>0,780316532491781</text:p>
          </table:table-cell>
          <table:table-cell office:value-type="float" office:value="0.950022560737879" calcext:value-type="float">
            <text:p>0,950022560737879</text:p>
          </table:table-cell>
          <table:table-cell office:value-type="float" office:value="0.228352137186054" calcext:value-type="float">
            <text:p>0,228352137186054</text:p>
          </table:table-cell>
          <table:table-cell office:value-type="float" office:value="0.268509879553311" calcext:value-type="float">
            <text:p>0,268509879553311</text:p>
          </table:table-cell>
          <table:table-cell office:value-type="float" office:value="0.502418872483921" calcext:value-type="float">
            <text:p>0,502418872483921</text:p>
          </table:table-cell>
          <table:table-cell office:value-type="float" office:value="0.806337796830639" calcext:value-type="float">
            <text:p>0,806337796830639</text:p>
          </table:table-cell>
          <table:table-cell office:value-type="float" office:value="0.238768379743218" calcext:value-type="float">
            <text:p>0,238768379743218</text:p>
          </table:table-cell>
          <table:table-cell office:value-type="float" office:value="0.286864181597427" calcext:value-type="float">
            <text:p>0,286864181597427</text:p>
          </table:table-cell>
          <table:table-cell table:number-columns-repeated="9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39617661783574" calcext:value-type="float">
            <text:p>0,0839617661783574</text:p>
          </table:table-cell>
          <table:table-cell office:value-type="float" office:value="0.0732480635599884" calcext:value-type="float">
            <text:p>0,0732480635599884</text:p>
          </table:table-cell>
          <table:table-cell office:value-type="float" office:value="0.0699911380212672" calcext:value-type="float">
            <text:p>0,0699911380212672</text:p>
          </table:table-cell>
          <table:table-cell office:value-type="float" office:value="0.0638820540220827" calcext:value-type="float">
            <text:p>0,0638820540220827</text:p>
          </table:table-cell>
          <table:table-cell office:value-type="float" office:value="0.114449664357834" calcext:value-type="float">
            <text:p>0,114449664357834</text:p>
          </table:table-cell>
          <table:table-cell office:value-type="float" office:value="0.111364117478946" calcext:value-type="float">
            <text:p>0,111364117478946</text:p>
          </table:table-cell>
          <table:table-cell office:value-type="float" office:value="0.101017071019598" calcext:value-type="float">
            <text:p>0,101017071019598</text:p>
          </table:table-cell>
          <table:table-cell office:value-type="float" office:value="0.0934617794651936" calcext:value-type="float">
            <text:p>0,0934617794651936</text:p>
          </table:table-cell>
          <table:table-cell office:value-type="float" office:value="0.719559960552444" calcext:value-type="float">
            <text:p>0,719559960552444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719559960552444" calcext:value-type="float">
            <text:p>0,719559960552444</text:p>
          </table:table-cell>
          <table:table-cell office:value-type="float" office:value="0.71345601598511" calcext:value-type="float">
            <text:p>0,71345601598511</text:p>
          </table:table-cell>
          <table:table-cell office:value-type="float" office:value="0.574300814911504" calcext:value-type="float">
            <text:p>0,574300814911504</text:p>
          </table:table-cell>
          <table:table-cell office:value-type="float" office:value="0.573056428873231" calcext:value-type="float">
            <text:p>0,573056428873231</text:p>
          </table:table-cell>
          <table:table-cell office:value-type="float" office:value="0.574298565515691" calcext:value-type="float">
            <text:p>0,574298565515691</text:p>
          </table:table-cell>
          <table:table-cell office:value-type="float" office:value="0.573039634345216" calcext:value-type="float">
            <text:p>0,573039634345216</text:p>
          </table:table-cell>
          <table:table-cell office:value-type="float" office:value="0.190568479796979" calcext:value-type="float">
            <text:p>0,190568479796979</text:p>
          </table:table-cell>
          <table:table-cell office:value-type="float" office:value="0.191398424473252" calcext:value-type="float">
            <text:p>0,191398424473252</text:p>
          </table:table-cell>
          <table:table-cell office:value-type="float" office:value="0.19054348723814" calcext:value-type="float">
            <text:p>0,19054348723814</text:p>
          </table:table-cell>
          <table:table-cell office:value-type="float" office:value="0.191383998133414" calcext:value-type="float">
            <text:p>0,191383998133414</text:p>
          </table:table-cell>
          <table:table-cell office:value-type="float" office:value="0.199759132533252" calcext:value-type="float">
            <text:p>0,199759132533252</text:p>
          </table:table-cell>
          <table:table-cell office:value-type="float" office:value="0.289948726288856" calcext:value-type="float">
            <text:p>0,289948726288856</text:p>
          </table:table-cell>
          <table:table-cell office:value-type="float" office:value="0.109649467602953" calcext:value-type="float">
            <text:p>0,109649467602953</text:p>
          </table:table-cell>
          <table:table-cell office:value-type="float" office:value="0.113849547809261" calcext:value-type="float">
            <text:p>0,113849547809261</text:p>
          </table:table-cell>
          <table:table-cell office:value-type="float" office:value="0.187449621949473" calcext:value-type="float">
            <text:p>0,187449621949473</text:p>
          </table:table-cell>
          <table:table-cell office:value-type="float" office:value="0.216776955230262" calcext:value-type="float">
            <text:p>0,216776955230262</text:p>
          </table:table-cell>
          <table:table-cell office:value-type="float" office:value="0.105156141376934" calcext:value-type="float">
            <text:p>0,105156141376934</text:p>
          </table:table-cell>
          <table:table-cell office:value-type="float" office:value="0.113908753131062" calcext:value-type="float">
            <text:p>0,113908753131062</text:p>
          </table:table-cell>
          <table:table-cell office:value-type="float" office:value="0.1991947144081" calcext:value-type="float">
            <text:p>0,1991947144081</text:p>
          </table:table-cell>
          <table:table-cell office:value-type="float" office:value="0.307490778822973" calcext:value-type="float">
            <text:p>0,307490778822973</text:p>
          </table:table-cell>
          <table:table-cell office:value-type="float" office:value="0.1097632616917" calcext:value-type="float">
            <text:p>0,1097632616917</text:p>
          </table:table-cell>
          <table:table-cell office:value-type="float" office:value="0.114410590728794" calcext:value-type="float">
            <text:p>0,114410590728794</text:p>
          </table:table-cell>
          <table:table-cell office:value-type="float" office:value="0.185046514879353" calcext:value-type="float">
            <text:p>0,185046514879353</text:p>
          </table:table-cell>
          <table:table-cell office:value-type="float" office:value="0.220977764272509" calcext:value-type="float">
            <text:p>0,220977764272509</text:p>
          </table:table-cell>
          <table:table-cell office:value-type="float" office:value="0.105273703440758" calcext:value-type="float">
            <text:p>0,105273703440758</text:p>
          </table:table-cell>
          <table:table-cell office:value-type="float" office:value="0.114566088816092" calcext:value-type="float">
            <text:p>0,114566088816092</text:p>
          </table:table-cell>
          <table:table-cell office:value-type="float" office:value="0.495357524337068" calcext:value-type="float">
            <text:p>0,495357524337068</text:p>
          </table:table-cell>
          <table:table-cell office:value-type="float" office:value="0.891201451638266" calcext:value-type="float">
            <text:p>0,891201451638266</text:p>
          </table:table-cell>
          <table:table-cell office:value-type="float" office:value="0.237406114047563" calcext:value-type="float">
            <text:p>0,237406114047563</text:p>
          </table:table-cell>
          <table:table-cell office:value-type="float" office:value="0.291354973574535" calcext:value-type="float">
            <text:p>0,291354973574535</text:p>
          </table:table-cell>
          <table:table-cell office:value-type="float" office:value="0.374598614049195" calcext:value-type="float">
            <text:p>0,374598614049195</text:p>
          </table:table-cell>
          <table:table-cell office:value-type="float" office:value="0.466170335436023" calcext:value-type="float">
            <text:p>0,466170335436023</text:p>
          </table:table-cell>
          <table:table-cell office:value-type="float" office:value="0.22613174975991" calcext:value-type="float">
            <text:p>0,22613174975991</text:p>
          </table:table-cell>
          <table:table-cell office:value-type="float" office:value="0.263015952564993" calcext:value-type="float">
            <text:p>0,263015952564993</text:p>
          </table:table-cell>
          <table:table-cell office:value-type="float" office:value="0.495562051042025" calcext:value-type="float">
            <text:p>0,495562051042025</text:p>
          </table:table-cell>
          <table:table-cell office:value-type="float" office:value="0.893782747588642" calcext:value-type="float">
            <text:p>0,893782747588642</text:p>
          </table:table-cell>
          <table:table-cell office:value-type="float" office:value="0.23921832509564" calcext:value-type="float">
            <text:p>0,23921832509564</text:p>
          </table:table-cell>
          <table:table-cell office:value-type="float" office:value="0.2935137705455" calcext:value-type="float">
            <text:p>0,2935137705455</text:p>
          </table:table-cell>
          <table:table-cell office:value-type="float" office:value="0.37692784409396" calcext:value-type="float">
            <text:p>0,37692784409396</text:p>
          </table:table-cell>
          <table:table-cell office:value-type="float" office:value="0.478342983157267" calcext:value-type="float">
            <text:p>0,478342983157267</text:p>
          </table:table-cell>
          <table:table-cell office:value-type="float" office:value="0.227980862774757" calcext:value-type="float">
            <text:p>0,227980862774757</text:p>
          </table:table-cell>
          <table:table-cell office:value-type="float" office:value="0.265176049815574" calcext:value-type="float">
            <text:p>0,265176049815574</text:p>
          </table:table-cell>
          <table:table-cell table:number-columns-repeated="9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88793108575668" calcext:value-type="float">
            <text:p>0,0688793108575668</text:p>
          </table:table-cell>
          <table:table-cell office:value-type="float" office:value="0.0769881664809226" calcext:value-type="float">
            <text:p>0,0769881664809226</text:p>
          </table:table-cell>
          <table:table-cell office:value-type="float" office:value="0.0553673946091427" calcext:value-type="float">
            <text:p>0,0553673946091427</text:p>
          </table:table-cell>
          <table:table-cell office:value-type="float" office:value="0.0640317518415183" calcext:value-type="float">
            <text:p>0,0640317518415183</text:p>
          </table:table-cell>
          <table:table-cell office:value-type="float" office:value="0.0938079082941454" calcext:value-type="float">
            <text:p>0,0938079082941454</text:p>
          </table:table-cell>
          <table:table-cell office:value-type="float" office:value="0.104022843189481" calcext:value-type="float">
            <text:p>0,104022843189481</text:p>
          </table:table-cell>
          <table:table-cell office:value-type="float" office:value="0.0816086822824877" calcext:value-type="float">
            <text:p>0,0816086822824877</text:p>
          </table:table-cell>
          <table:table-cell office:value-type="float" office:value="0.0869073065606392" calcext:value-type="float">
            <text:p>0,0869073065606392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702426770280287" calcext:value-type="float">
            <text:p>0,702426770280287</text:p>
          </table:table-cell>
          <table:table-cell office:value-type="float" office:value="0.718139604576565" calcext:value-type="float">
            <text:p>0,718139604576565</text:p>
          </table:table-cell>
          <table:table-cell office:value-type="float" office:value="0.584998029191111" calcext:value-type="float">
            <text:p>0,584998029191111</text:p>
          </table:table-cell>
          <table:table-cell office:value-type="float" office:value="0.571829800157933" calcext:value-type="float">
            <text:p>0,571829800157933</text:p>
          </table:table-cell>
          <table:table-cell office:value-type="float" office:value="0.585230376289172" calcext:value-type="float">
            <text:p>0,585230376289172</text:p>
          </table:table-cell>
          <table:table-cell office:value-type="float" office:value="0.571814119510195" calcext:value-type="float">
            <text:p>0,571814119510195</text:p>
          </table:table-cell>
          <table:table-cell office:value-type="float" office:value="0.192664363283473" calcext:value-type="float">
            <text:p>0,192664363283473</text:p>
          </table:table-cell>
          <table:table-cell office:value-type="float" office:value="0.1896141792044" calcext:value-type="float">
            <text:p>0,1896141792044</text:p>
          </table:table-cell>
          <table:table-cell office:value-type="float" office:value="0.192667563954499" calcext:value-type="float">
            <text:p>0,192667563954499</text:p>
          </table:table-cell>
          <table:table-cell office:value-type="float" office:value="0.189579455029875" calcext:value-type="float">
            <text:p>0,189579455029875</text:p>
          </table:table-cell>
          <table:table-cell office:value-type="float" office:value="0.270016184081364" calcext:value-type="float">
            <text:p>0,270016184081364</text:p>
          </table:table-cell>
          <table:table-cell office:value-type="float" office:value="0.266186851566212" calcext:value-type="float">
            <text:p>0,266186851566212</text:p>
          </table:table-cell>
          <table:table-cell office:value-type="float" office:value="0.0909259308898124" calcext:value-type="float">
            <text:p>0,0909259308898124</text:p>
          </table:table-cell>
          <table:table-cell office:value-type="float" office:value="0.103296522080149" calcext:value-type="float">
            <text:p>0,103296522080149</text:p>
          </table:table-cell>
          <table:table-cell office:value-type="float" office:value="0.155765471546176" calcext:value-type="float">
            <text:p>0,155765471546176</text:p>
          </table:table-cell>
          <table:table-cell office:value-type="float" office:value="0.201059510274433" calcext:value-type="float">
            <text:p>0,201059510274433</text:p>
          </table:table-cell>
          <table:table-cell office:value-type="float" office:value="0.105859878256755" calcext:value-type="float">
            <text:p>0,105859878256755</text:p>
          </table:table-cell>
          <table:table-cell office:value-type="float" office:value="0.113203335477337" calcext:value-type="float">
            <text:p>0,113203335477337</text:p>
          </table:table-cell>
          <table:table-cell office:value-type="float" office:value="0.272024182643867" calcext:value-type="float">
            <text:p>0,272024182643867</text:p>
          </table:table-cell>
          <table:table-cell office:value-type="float" office:value="0.274693791260248" calcext:value-type="float">
            <text:p>0,274693791260248</text:p>
          </table:table-cell>
          <table:table-cell office:value-type="float" office:value="0.0916147483644786" calcext:value-type="float">
            <text:p>0,0916147483644786</text:p>
          </table:table-cell>
          <table:table-cell office:value-type="float" office:value="0.104395335751014" calcext:value-type="float">
            <text:p>0,104395335751014</text:p>
          </table:table-cell>
          <table:table-cell office:value-type="float" office:value="0.150821669601027" calcext:value-type="float">
            <text:p>0,150821669601027</text:p>
          </table:table-cell>
          <table:table-cell office:value-type="float" office:value="0.190373599624538" calcext:value-type="float">
            <text:p>0,190373599624538</text:p>
          </table:table-cell>
          <table:table-cell office:value-type="float" office:value="0.105984662909951" calcext:value-type="float">
            <text:p>0,105984662909951</text:p>
          </table:table-cell>
          <table:table-cell office:value-type="float" office:value="0.114274472304554" calcext:value-type="float">
            <text:p>0,114274472304554</text:p>
          </table:table-cell>
          <table:table-cell office:value-type="float" office:value="0.70305675198832" calcext:value-type="float">
            <text:p>0,70305675198832</text:p>
          </table:table-cell>
          <table:table-cell office:value-type="float" office:value="0.71007039017856" calcext:value-type="float">
            <text:p>0,71007039017856</text:p>
          </table:table-cell>
          <table:table-cell office:value-type="float" office:value="0.181105276974288" calcext:value-type="float">
            <text:p>0,181105276974288</text:p>
          </table:table-cell>
          <table:table-cell office:value-type="float" office:value="0.251383374395402" calcext:value-type="float">
            <text:p>0,251383374395402</text:p>
          </table:table-cell>
          <table:table-cell office:value-type="float" office:value="0.435792844318345" calcext:value-type="float">
            <text:p>0,435792844318345</text:p>
          </table:table-cell>
          <table:table-cell office:value-type="float" office:value="0.598286711298713" calcext:value-type="float">
            <text:p>0,598286711298713</text:p>
          </table:table-cell>
          <table:table-cell office:value-type="float" office:value="0.200890028880669" calcext:value-type="float">
            <text:p>0,200890028880669</text:p>
          </table:table-cell>
          <table:table-cell office:value-type="float" office:value="0.263688594702682" calcext:value-type="float">
            <text:p>0,263688594702682</text:p>
          </table:table-cell>
          <table:table-cell office:value-type="float" office:value="0.706265473889529" calcext:value-type="float">
            <text:p>0,706265473889529</text:p>
          </table:table-cell>
          <table:table-cell office:value-type="float" office:value="0.713359680738528" calcext:value-type="float">
            <text:p>0,713359680738528</text:p>
          </table:table-cell>
          <table:table-cell office:value-type="float" office:value="0.184478036159315" calcext:value-type="float">
            <text:p>0,184478036159315</text:p>
          </table:table-cell>
          <table:table-cell office:value-type="float" office:value="0.254499019851638" calcext:value-type="float">
            <text:p>0,254499019851638</text:p>
          </table:table-cell>
          <table:table-cell office:value-type="float" office:value="0.425982167727635" calcext:value-type="float">
            <text:p>0,425982167727635</text:p>
          </table:table-cell>
          <table:table-cell office:value-type="float" office:value="0.65033505197262" calcext:value-type="float">
            <text:p>0,65033505197262</text:p>
          </table:table-cell>
          <table:table-cell office:value-type="float" office:value="0.204254861329885" calcext:value-type="float">
            <text:p>0,204254861329885</text:p>
          </table:table-cell>
          <table:table-cell office:value-type="float" office:value="0.266467133556528" calcext:value-type="float">
            <text:p>0,266467133556528</text:p>
          </table:table-cell>
          <table:table-cell table:number-columns-repeated="9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98730697748317" calcext:value-type="float">
            <text:p>0,0598730697748317</text:p>
          </table:table-cell>
          <table:table-cell office:value-type="float" office:value="0.068237895047045" calcext:value-type="float">
            <text:p>0,068237895047045</text:p>
          </table:table-cell>
          <table:table-cell office:value-type="float" office:value="0.0751645851881728" calcext:value-type="float">
            <text:p>0,0751645851881728</text:p>
          </table:table-cell>
          <table:table-cell office:value-type="float" office:value="0.083539295657961" calcext:value-type="float">
            <text:p>0,083539295657961</text:p>
          </table:table-cell>
          <table:table-cell office:value-type="float" office:value="0.0873546371477955" calcext:value-type="float">
            <text:p>0,0873546371477955</text:p>
          </table:table-cell>
          <table:table-cell office:value-type="float" office:value="0.0933643496248497" calcext:value-type="float">
            <text:p>0,0933643496248497</text:p>
          </table:table-cell>
          <table:table-cell office:value-type="float" office:value="0.107466576462475" calcext:value-type="float">
            <text:p>0,107466576462475</text:p>
          </table:table-cell>
          <table:table-cell office:value-type="float" office:value="0.111793785140901" calcext:value-type="float">
            <text:p>0,111793785140901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713347819982019" calcext:value-type="float">
            <text:p>0,713347819982019</text:p>
          </table:table-cell>
          <table:table-cell office:value-type="float" office:value="0.717886376884682" calcext:value-type="float">
            <text:p>0,717886376884682</text:p>
          </table:table-cell>
          <table:table-cell office:value-type="float" office:value="0.570851236222424" calcext:value-type="float">
            <text:p>0,570851236222424</text:p>
          </table:table-cell>
          <table:table-cell office:value-type="float" office:value="0.577191806554631" calcext:value-type="float">
            <text:p>0,577191806554631</text:p>
          </table:table-cell>
          <table:table-cell office:value-type="float" office:value="0.570917323121326" calcext:value-type="float">
            <text:p>0,570917323121326</text:p>
          </table:table-cell>
          <table:table-cell office:value-type="float" office:value="0.577140726025268" calcext:value-type="float">
            <text:p>0,577140726025268</text:p>
          </table:table-cell>
          <table:table-cell office:value-type="float" office:value="0.191845632900563" calcext:value-type="float">
            <text:p>0,191845632900563</text:p>
          </table:table-cell>
          <table:table-cell office:value-type="float" office:value="0.19182840116948" calcext:value-type="float">
            <text:p>0,19182840116948</text:p>
          </table:table-cell>
          <table:table-cell office:value-type="float" office:value="0.191852978492839" calcext:value-type="float">
            <text:p>0,191852978492839</text:p>
          </table:table-cell>
          <table:table-cell office:value-type="float" office:value="0.191845398544174" calcext:value-type="float">
            <text:p>0,191845398544174</text:p>
          </table:table-cell>
          <table:table-cell office:value-type="float" office:value="0.183146654081246" calcext:value-type="float">
            <text:p>0,183146654081246</text:p>
          </table:table-cell>
          <table:table-cell office:value-type="float" office:value="0.247006077598872" calcext:value-type="float">
            <text:p>0,247006077598872</text:p>
          </table:table-cell>
          <table:table-cell office:value-type="float" office:value="0.104540136927593" calcext:value-type="float">
            <text:p>0,104540136927593</text:p>
          </table:table-cell>
          <table:table-cell office:value-type="float" office:value="0.117113154327769" calcext:value-type="float">
            <text:p>0,117113154327769</text:p>
          </table:table-cell>
          <table:table-cell office:value-type="float" office:value="0.188282532211899" calcext:value-type="float">
            <text:p>0,188282532211899</text:p>
          </table:table-cell>
          <table:table-cell office:value-type="float" office:value="0.215586554228569" calcext:value-type="float">
            <text:p>0,215586554228569</text:p>
          </table:table-cell>
          <table:table-cell office:value-type="float" office:value="0.105798005101179" calcext:value-type="float">
            <text:p>0,105798005101179</text:p>
          </table:table-cell>
          <table:table-cell office:value-type="float" office:value="0.113689135558727" calcext:value-type="float">
            <text:p>0,113689135558727</text:p>
          </table:table-cell>
          <table:table-cell office:value-type="float" office:value="0.180447451644253" calcext:value-type="float">
            <text:p>0,180447451644253</text:p>
          </table:table-cell>
          <table:table-cell office:value-type="float" office:value="0.241520776814861" calcext:value-type="float">
            <text:p>0,241520776814861</text:p>
          </table:table-cell>
          <table:table-cell office:value-type="float" office:value="0.104396091243298" calcext:value-type="float">
            <text:p>0,104396091243298</text:p>
          </table:table-cell>
          <table:table-cell office:value-type="float" office:value="0.115990362493325" calcext:value-type="float">
            <text:p>0,115990362493325</text:p>
          </table:table-cell>
          <table:table-cell office:value-type="float" office:value="0.186351507807988" calcext:value-type="float">
            <text:p>0,186351507807988</text:p>
          </table:table-cell>
          <table:table-cell office:value-type="float" office:value="0.238754687042476" calcext:value-type="float">
            <text:p>0,238754687042476</text:p>
          </table:table-cell>
          <table:table-cell office:value-type="float" office:value="0.105652888804806" calcext:value-type="float">
            <text:p>0,105652888804806</text:p>
          </table:table-cell>
          <table:table-cell office:value-type="float" office:value="0.112738983088933" calcext:value-type="float">
            <text:p>0,112738983088933</text:p>
          </table:table-cell>
          <table:table-cell office:value-type="float" office:value="0.362796824958801" calcext:value-type="float">
            <text:p>0,362796824958801</text:p>
          </table:table-cell>
          <table:table-cell office:value-type="float" office:value="0.963960096122401" calcext:value-type="float">
            <text:p>0,963960096122401</text:p>
          </table:table-cell>
          <table:table-cell office:value-type="float" office:value="0.227604314669589" calcext:value-type="float">
            <text:p>0,227604314669589</text:p>
          </table:table-cell>
          <table:table-cell office:value-type="float" office:value="0.256587019270061" calcext:value-type="float">
            <text:p>0,256587019270061</text:p>
          </table:table-cell>
          <table:table-cell office:value-type="float" office:value="0.581673177001906" calcext:value-type="float">
            <text:p>0,581673177001906</text:p>
          </table:table-cell>
          <table:table-cell office:value-type="float" office:value="0.791182826154816" calcext:value-type="float">
            <text:p>0,791182826154816</text:p>
          </table:table-cell>
          <table:table-cell office:value-type="float" office:value="0.215501420675919" calcext:value-type="float">
            <text:p>0,215501420675919</text:p>
          </table:table-cell>
          <table:table-cell office:value-type="float" office:value="0.270068906345401" calcext:value-type="float">
            <text:p>0,270068906345401</text:p>
          </table:table-cell>
          <table:table-cell office:value-type="float" office:value="0.324516848513445" calcext:value-type="float">
            <text:p>0,324516848513445</text:p>
          </table:table-cell>
          <table:table-cell office:value-type="float" office:value="0.961862303484509" calcext:value-type="float">
            <text:p>0,961862303484509</text:p>
          </table:table-cell>
          <table:table-cell office:value-type="float" office:value="0.22519094569156" calcext:value-type="float">
            <text:p>0,22519094569156</text:p>
          </table:table-cell>
          <table:table-cell office:value-type="float" office:value="0.253648031655592" calcext:value-type="float">
            <text:p>0,253648031655592</text:p>
          </table:table-cell>
          <table:table-cell office:value-type="float" office:value="0.581075840583949" calcext:value-type="float">
            <text:p>0,581075840583949</text:p>
          </table:table-cell>
          <table:table-cell office:value-type="float" office:value="0.787221866895368" calcext:value-type="float">
            <text:p>0,787221866895368</text:p>
          </table:table-cell>
          <table:table-cell office:value-type="float" office:value="0.212066231041986" calcext:value-type="float">
            <text:p>0,212066231041986</text:p>
          </table:table-cell>
          <table:table-cell office:value-type="float" office:value="0.266855418957463" calcext:value-type="float">
            <text:p>0,266855418957463</text:p>
          </table:table-cell>
          <table:table-cell table:number-columns-repeated="9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21294911407619" calcext:value-type="float">
            <text:p>0,0821294911407619</text:p>
          </table:table-cell>
          <table:table-cell office:value-type="float" office:value="0.0708095171806908" calcext:value-type="float">
            <text:p>0,0708095171806908</text:p>
          </table:table-cell>
          <table:table-cell office:value-type="float" office:value="0.0787073665018502" calcext:value-type="float">
            <text:p>0,0787073665018502</text:p>
          </table:table-cell>
          <table:table-cell office:value-type="float" office:value="0.066425291839108" calcext:value-type="float">
            <text:p>0,066425291839108</text:p>
          </table:table-cell>
          <table:table-cell office:value-type="float" office:value="0.117891479121789" calcext:value-type="float">
            <text:p>0,117891479121789</text:p>
          </table:table-cell>
          <table:table-cell office:value-type="float" office:value="0.113647125351835" calcext:value-type="float">
            <text:p>0,113647125351835</text:p>
          </table:table-cell>
          <table:table-cell office:value-type="float" office:value="0.111980602597037" calcext:value-type="float">
            <text:p>0,111980602597037</text:p>
          </table:table-cell>
          <table:table-cell office:value-type="float" office:value="0.107101221535637" calcext:value-type="float">
            <text:p>0,107101221535637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713016191937834" calcext:value-type="float">
            <text:p>0,713016191937834</text:p>
          </table:table-cell>
          <table:table-cell office:value-type="float" office:value="0.713648701649639" calcext:value-type="float">
            <text:p>0,713648701649639</text:p>
          </table:table-cell>
          <table:table-cell office:value-type="float" office:value="0.570144474101934" calcext:value-type="float">
            <text:p>0,570144474101934</text:p>
          </table:table-cell>
          <table:table-cell office:value-type="float" office:value="0.574884999449969" calcext:value-type="float">
            <text:p>0,574884999449969</text:p>
          </table:table-cell>
          <table:table-cell office:value-type="float" office:value="0.570126120408312" calcext:value-type="float">
            <text:p>0,570126120408312</text:p>
          </table:table-cell>
          <table:table-cell office:value-type="float" office:value="0.574883399215709" calcext:value-type="float">
            <text:p>0,574883399215709</text:p>
          </table:table-cell>
          <table:table-cell office:value-type="float" office:value="0.189940887736076" calcext:value-type="float">
            <text:p>0,189940887736076</text:p>
          </table:table-cell>
          <table:table-cell office:value-type="float" office:value="0.192904299551693" calcext:value-type="float">
            <text:p>0,192904299551693</text:p>
          </table:table-cell>
          <table:table-cell office:value-type="float" office:value="0.189930170794749" calcext:value-type="float">
            <text:p>0,189930170794749</text:p>
          </table:table-cell>
          <table:table-cell office:value-type="float" office:value="0.192903535050723" calcext:value-type="float">
            <text:p>0,192903535050723</text:p>
          </table:table-cell>
          <table:table-cell office:value-type="float" office:value="0.317075258954389" calcext:value-type="float">
            <text:p>0,317075258954389</text:p>
          </table:table-cell>
          <table:table-cell office:value-type="float" office:value="0.436710139750673" calcext:value-type="float">
            <text:p>0,436710139750673</text:p>
          </table:table-cell>
          <table:table-cell office:value-type="float" office:value="0.102264910218222" calcext:value-type="float">
            <text:p>0,102264910218222</text:p>
          </table:table-cell>
          <table:table-cell office:value-type="float" office:value="0.112599252954659" calcext:value-type="float">
            <text:p>0,112599252954659</text:p>
          </table:table-cell>
          <table:table-cell office:value-type="float" office:value="0.181457030850124" calcext:value-type="float">
            <text:p>0,181457030850124</text:p>
          </table:table-cell>
          <table:table-cell office:value-type="float" office:value="0.243499952043173" calcext:value-type="float">
            <text:p>0,243499952043173</text:p>
          </table:table-cell>
          <table:table-cell office:value-type="float" office:value="0.109446592073498" calcext:value-type="float">
            <text:p>0,109446592073498</text:p>
          </table:table-cell>
          <table:table-cell office:value-type="float" office:value="0.118367764651118" calcext:value-type="float">
            <text:p>0,118367764651118</text:p>
          </table:table-cell>
          <table:table-cell office:value-type="float" office:value="0.317532533389784" calcext:value-type="float">
            <text:p>0,317532533389784</text:p>
          </table:table-cell>
          <table:table-cell office:value-type="float" office:value="0.427176847115924" calcext:value-type="float">
            <text:p>0,427176847115924</text:p>
          </table:table-cell>
          <table:table-cell office:value-type="float" office:value="0.102184931513453" calcext:value-type="float">
            <text:p>0,102184931513453</text:p>
          </table:table-cell>
          <table:table-cell office:value-type="float" office:value="0.112764738822052" calcext:value-type="float">
            <text:p>0,112764738822052</text:p>
          </table:table-cell>
          <table:table-cell office:value-type="float" office:value="0.178361411872424" calcext:value-type="float">
            <text:p>0,178361411872424</text:p>
          </table:table-cell>
          <table:table-cell office:value-type="float" office:value="0.248434913564842" calcext:value-type="float">
            <text:p>0,248434913564842</text:p>
          </table:table-cell>
          <table:table-cell office:value-type="float" office:value="0.109488331746145" calcext:value-type="float">
            <text:p>0,109488331746145</text:p>
          </table:table-cell>
          <table:table-cell office:value-type="float" office:value="0.118625558707921" calcext:value-type="float">
            <text:p>0,118625558707921</text:p>
          </table:table-cell>
          <table:table-cell office:value-type="float" office:value="0.841634182786923" calcext:value-type="float">
            <text:p>0,841634182786923</text:p>
          </table:table-cell>
          <table:table-cell office:value-type="float" office:value="0.963031631681438" calcext:value-type="float">
            <text:p>0,963031631681438</text:p>
          </table:table-cell>
          <table:table-cell office:value-type="float" office:value="0.262695621724331" calcext:value-type="float">
            <text:p>0,262695621724331</text:p>
          </table:table-cell>
          <table:table-cell office:value-type="float" office:value="0.306805980390444" calcext:value-type="float">
            <text:p>0,306805980390444</text:p>
          </table:table-cell>
          <table:table-cell office:value-type="float" office:value="0.484973665304008" calcext:value-type="float">
            <text:p>0,484973665304008</text:p>
          </table:table-cell>
          <table:table-cell office:value-type="float" office:value="0.848937997798434" calcext:value-type="float">
            <text:p>0,848937997798434</text:p>
          </table:table-cell>
          <table:table-cell office:value-type="float" office:value="0.252736991911403" calcext:value-type="float">
            <text:p>0,252736991911403</text:p>
          </table:table-cell>
          <table:table-cell office:value-type="float" office:value="0.289747999190814" calcext:value-type="float">
            <text:p>0,289747999190814</text:p>
          </table:table-cell>
          <table:table-cell office:value-type="float" office:value="0.842515859323471" calcext:value-type="float">
            <text:p>0,842515859323471</text:p>
          </table:table-cell>
          <table:table-cell office:value-type="float" office:value="0.96348953070651" calcext:value-type="float">
            <text:p>0,96348953070651</text:p>
          </table:table-cell>
          <table:table-cell office:value-type="float" office:value="0.263329784781781" calcext:value-type="float">
            <text:p>0,263329784781781</text:p>
          </table:table-cell>
          <table:table-cell office:value-type="float" office:value="0.307521768476306" calcext:value-type="float">
            <text:p>0,307521768476306</text:p>
          </table:table-cell>
          <table:table-cell office:value-type="float" office:value="0.485178432389231" calcext:value-type="float">
            <text:p>0,485178432389231</text:p>
          </table:table-cell>
          <table:table-cell office:value-type="float" office:value="0.849814566530529" calcext:value-type="float">
            <text:p>0,849814566530529</text:p>
          </table:table-cell>
          <table:table-cell office:value-type="float" office:value="0.253357943351385" calcext:value-type="float">
            <text:p>0,253357943351385</text:p>
          </table:table-cell>
          <table:table-cell office:value-type="float" office:value="0.290452415537184" calcext:value-type="float">
            <text:p>0,290452415537184</text:p>
          </table:table-cell>
          <table:table-cell table:number-columns-repeated="9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56905154836749" calcext:value-type="float">
            <text:p>0,0856905154836749</text:p>
          </table:table-cell>
          <table:table-cell office:value-type="float" office:value="0.0896267606893139" calcext:value-type="float">
            <text:p>0,0896267606893139</text:p>
          </table:table-cell>
          <table:table-cell office:value-type="float" office:value="0.0635189921434519" calcext:value-type="float">
            <text:p>0,0635189921434519</text:p>
          </table:table-cell>
          <table:table-cell office:value-type="float" office:value="0.0660520262202853" calcext:value-type="float">
            <text:p>0,0660520262202853</text:p>
          </table:table-cell>
          <table:table-cell office:value-type="float" office:value="0.120490674380625" calcext:value-type="float">
            <text:p>0,120490674380625</text:p>
          </table:table-cell>
          <table:table-cell office:value-type="float" office:value="0.115393805496403" calcext:value-type="float">
            <text:p>0,115393805496403</text:p>
          </table:table-cell>
          <table:table-cell office:value-type="float" office:value="0.0919908020366715" calcext:value-type="float">
            <text:p>0,0919908020366715</text:p>
          </table:table-cell>
          <table:table-cell office:value-type="float" office:value="0.0934864889488859" calcext:value-type="float">
            <text:p>0,0934864889488859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7144146344381" calcext:value-type="float">
            <text:p>0,7144146344381</text:p>
          </table:table-cell>
          <table:table-cell office:value-type="float" office:value="0.715384332874929" calcext:value-type="float">
            <text:p>0,715384332874929</text:p>
          </table:table-cell>
          <table:table-cell office:value-type="float" office:value="0.566544150994177" calcext:value-type="float">
            <text:p>0,566544150994177</text:p>
          </table:table-cell>
          <table:table-cell office:value-type="float" office:value="0.572329900435513" calcext:value-type="float">
            <text:p>0,572329900435513</text:p>
          </table:table-cell>
          <table:table-cell office:value-type="float" office:value="0.566303726805005" calcext:value-type="float">
            <text:p>0,566303726805005</text:p>
          </table:table-cell>
          <table:table-cell office:value-type="float" office:value="0.572254759988548" calcext:value-type="float">
            <text:p>0,572254759988548</text:p>
          </table:table-cell>
          <table:table-cell office:value-type="float" office:value="0.1890605413701" calcext:value-type="float">
            <text:p>0,1890605413701</text:p>
          </table:table-cell>
          <table:table-cell office:value-type="float" office:value="0.19029797317588" calcext:value-type="float">
            <text:p>0,19029797317588</text:p>
          </table:table-cell>
          <table:table-cell office:value-type="float" office:value="0.188966792028748" calcext:value-type="float">
            <text:p>0,188966792028748</text:p>
          </table:table-cell>
          <table:table-cell office:value-type="float" office:value="0.190229079274366" calcext:value-type="float">
            <text:p>0,190229079274366</text:p>
          </table:table-cell>
          <table:table-cell office:value-type="float" office:value="0.155703602915621" calcext:value-type="float">
            <text:p>0,155703602915621</text:p>
          </table:table-cell>
          <table:table-cell office:value-type="float" office:value="0.28440680661312" calcext:value-type="float">
            <text:p>0,28440680661312</text:p>
          </table:table-cell>
          <table:table-cell office:value-type="float" office:value="0.106535360383747" calcext:value-type="float">
            <text:p>0,106535360383747</text:p>
          </table:table-cell>
          <table:table-cell office:value-type="float" office:value="0.111920755392484" calcext:value-type="float">
            <text:p>0,111920755392484</text:p>
          </table:table-cell>
          <table:table-cell office:value-type="float" office:value="0.199302408244252" calcext:value-type="float">
            <text:p>0,199302408244252</text:p>
          </table:table-cell>
          <table:table-cell office:value-type="float" office:value="0.217965275959774" calcext:value-type="float">
            <text:p>0,217965275959774</text:p>
          </table:table-cell>
          <table:table-cell office:value-type="float" office:value="0.102287115324434" calcext:value-type="float">
            <text:p>0,102287115324434</text:p>
          </table:table-cell>
          <table:table-cell office:value-type="float" office:value="0.109571356094801" calcext:value-type="float">
            <text:p>0,109571356094801</text:p>
          </table:table-cell>
          <table:table-cell office:value-type="float" office:value="0.164466842319912" calcext:value-type="float">
            <text:p>0,164466842319912</text:p>
          </table:table-cell>
          <table:table-cell office:value-type="float" office:value="0.272763920708185" calcext:value-type="float">
            <text:p>0,272763920708185</text:p>
          </table:table-cell>
          <table:table-cell office:value-type="float" office:value="0.106773325842768" calcext:value-type="float">
            <text:p>0,106773325842768</text:p>
          </table:table-cell>
          <table:table-cell office:value-type="float" office:value="0.113421967762079" calcext:value-type="float">
            <text:p>0,113421967762079</text:p>
          </table:table-cell>
          <table:table-cell office:value-type="float" office:value="0.198635233862797" calcext:value-type="float">
            <text:p>0,198635233862797</text:p>
          </table:table-cell>
          <table:table-cell office:value-type="float" office:value="0.229351255915624" calcext:value-type="float">
            <text:p>0,229351255915624</text:p>
          </table:table-cell>
          <table:table-cell office:value-type="float" office:value="0.102517226596434" calcext:value-type="float">
            <text:p>0,102517226596434</text:p>
          </table:table-cell>
          <table:table-cell office:value-type="float" office:value="0.111107607113449" calcext:value-type="float">
            <text:p>0,111107607113449</text:p>
          </table:table-cell>
          <table:table-cell office:value-type="float" office:value="0.35214295111755" calcext:value-type="float">
            <text:p>0,35214295111755</text:p>
          </table:table-cell>
          <table:table-cell office:value-type="float" office:value="0.96864041303542" calcext:value-type="float">
            <text:p>0,96864041303542</text:p>
          </table:table-cell>
          <table:table-cell office:value-type="float" office:value="0.233427701966236" calcext:value-type="float">
            <text:p>0,233427701966236</text:p>
          </table:table-cell>
          <table:table-cell office:value-type="float" office:value="0.314928519411938" calcext:value-type="float">
            <text:p>0,314928519411938</text:p>
          </table:table-cell>
          <table:table-cell office:value-type="float" office:value="0.521432622893793" calcext:value-type="float">
            <text:p>0,521432622893793</text:p>
          </table:table-cell>
          <table:table-cell office:value-type="float" office:value="0.752734879409728" calcext:value-type="float">
            <text:p>0,752734879409728</text:p>
          </table:table-cell>
          <table:table-cell office:value-type="float" office:value="0.211346985865063" calcext:value-type="float">
            <text:p>0,211346985865063</text:p>
          </table:table-cell>
          <table:table-cell office:value-type="float" office:value="0.245052812637822" calcext:value-type="float">
            <text:p>0,245052812637822</text:p>
          </table:table-cell>
          <table:table-cell office:value-type="float" office:value="0.353108918338345" calcext:value-type="float">
            <text:p>0,353108918338345</text:p>
          </table:table-cell>
          <table:table-cell office:value-type="float" office:value="0.971377450645697" calcext:value-type="float">
            <text:p>0,971377450645697</text:p>
          </table:table-cell>
          <table:table-cell office:value-type="float" office:value="0.237295972629576" calcext:value-type="float">
            <text:p>0,237295972629576</text:p>
          </table:table-cell>
          <table:table-cell office:value-type="float" office:value="0.319808651818809" calcext:value-type="float">
            <text:p>0,319808651818809</text:p>
          </table:table-cell>
          <table:table-cell office:value-type="float" office:value="0.537603961307282" calcext:value-type="float">
            <text:p>0,537603961307282</text:p>
          </table:table-cell>
          <table:table-cell office:value-type="float" office:value="0.752575266253511" calcext:value-type="float">
            <text:p>0,752575266253511</text:p>
          </table:table-cell>
          <table:table-cell office:value-type="float" office:value="0.21510692141766" calcext:value-type="float">
            <text:p>0,21510692141766</text:p>
          </table:table-cell>
          <table:table-cell office:value-type="float" office:value="0.245196862665949" calcext:value-type="float">
            <text:p>0,245196862665949</text:p>
          </table:table-cell>
          <table:table-cell table:number-columns-repeated="9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97907039881791" calcext:value-type="float">
            <text:p>0,0697907039881791</text:p>
          </table:table-cell>
          <table:table-cell office:value-type="float" office:value="0.081952350190192" calcext:value-type="float">
            <text:p>0,081952350190192</text:p>
          </table:table-cell>
          <table:table-cell office:value-type="float" office:value="0.0593563069523413" calcext:value-type="float">
            <text:p>0,0593563069523413</text:p>
          </table:table-cell>
          <table:table-cell office:value-type="float" office:value="0.0702405395814056" calcext:value-type="float">
            <text:p>0,0702405395814056</text:p>
          </table:table-cell>
          <table:table-cell office:value-type="float" office:value="0.097000756510812" calcext:value-type="float">
            <text:p>0,097000756510812</text:p>
          </table:table-cell>
          <table:table-cell office:value-type="float" office:value="0.104623756428763" calcext:value-type="float">
            <text:p>0,104623756428763</text:p>
          </table:table-cell>
          <table:table-cell office:value-type="float" office:value="0.0815540398855181" calcext:value-type="float">
            <text:p>0,0815540398855181</text:p>
          </table:table-cell>
          <table:table-cell office:value-type="float" office:value="0.0902043387011167" calcext:value-type="float">
            <text:p>0,0902043387011167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6896738" calcext:value-type="float">
            <text:p>0,714439356896738</text:p>
          </table:table-cell>
          <table:table-cell office:value-type="float" office:value="0.702784270161838" calcext:value-type="float">
            <text:p>0,702784270161838</text:p>
          </table:table-cell>
          <table:table-cell office:value-type="float" office:value="0.714439354447269" calcext:value-type="float">
            <text:p>0,714439354447269</text:p>
          </table:table-cell>
          <table:table-cell office:value-type="float" office:value="0.573580511991903" calcext:value-type="float">
            <text:p>0,573580511991903</text:p>
          </table:table-cell>
          <table:table-cell office:value-type="float" office:value="0.573846904826558" calcext:value-type="float">
            <text:p>0,573846904826558</text:p>
          </table:table-cell>
          <table:table-cell office:value-type="float" office:value="0.573576077723592" calcext:value-type="float">
            <text:p>0,573576077723592</text:p>
          </table:table-cell>
          <table:table-cell office:value-type="float" office:value="0.573817689310534" calcext:value-type="float">
            <text:p>0,573817689310534</text:p>
          </table:table-cell>
          <table:table-cell office:value-type="float" office:value="0.190893325955533" calcext:value-type="float">
            <text:p>0,190893325955533</text:p>
          </table:table-cell>
          <table:table-cell office:value-type="float" office:value="0.188742091115654" calcext:value-type="float">
            <text:p>0,188742091115654</text:p>
          </table:table-cell>
          <table:table-cell office:value-type="float" office:value="0.19086975240318" calcext:value-type="float">
            <text:p>0,19086975240318</text:p>
          </table:table-cell>
          <table:table-cell office:value-type="float" office:value="0.188688991856571" calcext:value-type="float">
            <text:p>0,188688991856571</text:p>
          </table:table-cell>
          <table:table-cell office:value-type="float" office:value="0.189805740332673" calcext:value-type="float">
            <text:p>0,189805740332673</text:p>
          </table:table-cell>
          <table:table-cell office:value-type="float" office:value="0.266144908470765" calcext:value-type="float">
            <text:p>0,266144908470765</text:p>
          </table:table-cell>
          <table:table-cell office:value-type="float" office:value="0.0988245762683181" calcext:value-type="float">
            <text:p>0,0988245762683181</text:p>
          </table:table-cell>
          <table:table-cell office:value-type="float" office:value="0.102154454354937" calcext:value-type="float">
            <text:p>0,102154454354937</text:p>
          </table:table-cell>
          <table:table-cell office:value-type="float" office:value="0.180326445519493" calcext:value-type="float">
            <text:p>0,180326445519493</text:p>
          </table:table-cell>
          <table:table-cell office:value-type="float" office:value="0.217112176490416" calcext:value-type="float">
            <text:p>0,217112176490416</text:p>
          </table:table-cell>
          <table:table-cell office:value-type="float" office:value="0.0993632901806052" calcext:value-type="float">
            <text:p>0,0993632901806052</text:p>
          </table:table-cell>
          <table:table-cell office:value-type="float" office:value="0.105327326801741" calcext:value-type="float">
            <text:p>0,105327326801741</text:p>
          </table:table-cell>
          <table:table-cell office:value-type="float" office:value="0.189668267039171" calcext:value-type="float">
            <text:p>0,189668267039171</text:p>
          </table:table-cell>
          <table:table-cell office:value-type="float" office:value="0.290871641925091" calcext:value-type="float">
            <text:p>0,290871641925091</text:p>
          </table:table-cell>
          <table:table-cell office:value-type="float" office:value="0.0989135194379831" calcext:value-type="float">
            <text:p>0,0989135194379831</text:p>
          </table:table-cell>
          <table:table-cell office:value-type="float" office:value="0.103202127799596" calcext:value-type="float">
            <text:p>0,103202127799596</text:p>
          </table:table-cell>
          <table:table-cell office:value-type="float" office:value="0.179040917752204" calcext:value-type="float">
            <text:p>0,179040917752204</text:p>
          </table:table-cell>
          <table:table-cell office:value-type="float" office:value="0.210550834406721" calcext:value-type="float">
            <text:p>0,210550834406721</text:p>
          </table:table-cell>
          <table:table-cell office:value-type="float" office:value="0.0994557716371646" calcext:value-type="float">
            <text:p>0,0994557716371646</text:p>
          </table:table-cell>
          <table:table-cell office:value-type="float" office:value="0.1063123513503" calcext:value-type="float">
            <text:p>0,1063123513503</text:p>
          </table:table-cell>
          <table:table-cell office:value-type="float" office:value="0.391833650108906" calcext:value-type="float">
            <text:p>0,391833650108906</text:p>
          </table:table-cell>
          <table:table-cell office:value-type="float" office:value="0.954509131480505" calcext:value-type="float">
            <text:p>0,954509131480505</text:p>
          </table:table-cell>
          <table:table-cell office:value-type="float" office:value="0.186384850300492" calcext:value-type="float">
            <text:p>0,186384850300492</text:p>
          </table:table-cell>
          <table:table-cell office:value-type="float" office:value="0.277889928129959" calcext:value-type="float">
            <text:p>0,277889928129959</text:p>
          </table:table-cell>
          <table:table-cell office:value-type="float" office:value="0.445454398762854" calcext:value-type="float">
            <text:p>0,445454398762854</text:p>
          </table:table-cell>
          <table:table-cell office:value-type="float" office:value="0.579990382359816" calcext:value-type="float">
            <text:p>0,579990382359816</text:p>
          </table:table-cell>
          <table:table-cell office:value-type="float" office:value="0.184296848307202" calcext:value-type="float">
            <text:p>0,184296848307202</text:p>
          </table:table-cell>
          <table:table-cell office:value-type="float" office:value="0.257421328480589" calcext:value-type="float">
            <text:p>0,257421328480589</text:p>
          </table:table-cell>
          <table:table-cell office:value-type="float" office:value="0.395183080883183" calcext:value-type="float">
            <text:p>0,395183080883183</text:p>
          </table:table-cell>
          <table:table-cell office:value-type="float" office:value="0.95666675002738" calcext:value-type="float">
            <text:p>0,95666675002738</text:p>
          </table:table-cell>
          <table:table-cell office:value-type="float" office:value="0.189471026420701" calcext:value-type="float">
            <text:p>0,189471026420701</text:p>
          </table:table-cell>
          <table:table-cell office:value-type="float" office:value="0.281014660620899" calcext:value-type="float">
            <text:p>0,281014660620899</text:p>
          </table:table-cell>
          <table:table-cell office:value-type="float" office:value="0.452949300666006" calcext:value-type="float">
            <text:p>0,452949300666006</text:p>
          </table:table-cell>
          <table:table-cell office:value-type="float" office:value="0.650508439373904" calcext:value-type="float">
            <text:p>0,650508439373904</text:p>
          </table:table-cell>
          <table:table-cell office:value-type="float" office:value="0.187390223907322" calcext:value-type="float">
            <text:p>0,187390223907322</text:p>
          </table:table-cell>
          <table:table-cell office:value-type="float" office:value="0.259832784013769" calcext:value-type="float">
            <text:p>0,259832784013769</text:p>
          </table:table-cell>
          <table:table-cell table:number-columns-repeated="97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ece_score_uncalibrated</text:p>
          </table:table-cell>
          <table:table-cell table:style-name="ce1" office:value-type="string" calcext:value-type="string">
            <text:p>ece_score_uncalibrated_cal</text:p>
          </table:table-cell>
          <table:table-cell table:style-name="ce1" office:value-type="string" calcext:value-type="string">
            <text:p>ece_score_calibrated_nts</text:p>
          </table:table-cell>
          <table:table-cell table:style-name="ce1" office:value-type="string" calcext:value-type="string">
            <text:p>ece_score_calibrated_nts_cal</text:p>
          </table:table-cell>
          <table:table-cell table:style-name="ce1" office:value-type="string" calcext:value-type="string">
            <text:p>ece_50_score_uncalibrated</text:p>
          </table:table-cell>
          <table:table-cell table:style-name="ce1" office:value-type="string" calcext:value-type="string">
            <text:p>ece_50_score_uncalibrated_cal</text:p>
          </table:table-cell>
          <table:table-cell table:style-name="ce1" office:value-type="string" calcext:value-type="string">
            <text:p>ece_50_score_calibrated_nts</text:p>
          </table:table-cell>
          <table:table-cell table:style-name="ce1" office:value-type="string" calcext:value-type="string">
            <text:p>ece_50_score_calibrated_nts_cal</text:p>
          </table:table-cell>
          <table:table-cell table:style-name="ce1" office:value-type="string" calcext:value-type="string">
            <text:p>auc_score_uncalibrated</text:p>
          </table:table-cell>
          <table:table-cell table:style-name="ce1" office:value-type="string" calcext:value-type="string">
            <text:p>auc_score_uncalibrated_cal</text:p>
          </table:table-cell>
          <table:table-cell table:style-name="ce1" office:value-type="string" calcext:value-type="string">
            <text:p>auc_score_calibrated_nts</text:p>
          </table:table-cell>
          <table:table-cell table:style-name="ce1" office:value-type="string" calcext:value-type="string">
            <text:p>auc_score_calibrated_nts_cal</text:p>
          </table:table-cell>
          <table:table-cell table:style-name="ce1" office:value-type="string" calcext:value-type="string">
            <text:p>log_loss_uncalibrated</text:p>
          </table:table-cell>
          <table:table-cell table:style-name="ce1" office:value-type="string" calcext:value-type="string">
            <text:p>log_loss_uncalibrated_cal</text:p>
          </table:table-cell>
          <table:table-cell table:style-name="ce1" office:value-type="string" calcext:value-type="string">
            <text:p>log_loss_calibrated_nts</text:p>
          </table:table-cell>
          <table:table-cell table:style-name="ce1" office:value-type="string" calcext:value-type="string">
            <text:p>log_loss_calibrated_nts_cal</text:p>
          </table:table-cell>
          <table:table-cell table:style-name="ce1" office:value-type="string" calcext:value-type="string">
            <text:p>brier_score_uncalibrated</text:p>
          </table:table-cell>
          <table:table-cell table:style-name="ce1" office:value-type="string" calcext:value-type="string">
            <text:p>brier_score_uncalibrated_cal</text:p>
          </table:table-cell>
          <table:table-cell table:style-name="ce1" office:value-type="string" calcext:value-type="string">
            <text:p>brier_score_calibrated_nts</text:p>
          </table:table-cell>
          <table:table-cell table:style-name="ce1" office:value-type="string" calcext:value-type="string">
            <text:p>brier_score_calibrated_nts_cal</text:p>
          </table:table-cell>
          <table:table-cell table:style-name="ce1" office:value-type="string" calcext:value-type="string">
            <text:p>Custom_ECE_rel_diagram_bin_15_test_uncalibrated_test_static</text:p>
          </table:table-cell>
          <table:table-cell table:style-name="ce1" office:value-type="string" calcext:value-type="string">
            <text:p>Custom_ECE_rel_diagram_bin_50_test_uncalibrated_test_static</text:p>
          </table:table-cell>
          <table:table-cell table:style-name="ce1" office:value-type="string" calcext:value-type="string">
            <text:p>Custom_ECE_rel_diagram_bin_15_test_uncalibrated_test_interactive</text:p>
          </table:table-cell>
          <table:table-cell table:style-name="ce1" office:value-type="string" calcext:value-type="string">
            <text:p>Custom_ECE_rel_diagram_bin_50_test_uncalibrated_test_interactive</text:p>
          </table:table-cell>
          <table:table-cell table:style-name="ce1" office:value-type="string" calcext:value-type="string">
            <text:p>Custom_ECE_rel_diagram_bin_15_test_uncalibrated_cal_static</text:p>
          </table:table-cell>
          <table:table-cell table:style-name="ce1" office:value-type="string" calcext:value-type="string">
            <text:p>Custom_ECE_rel_diagram_bin_50_test_uncalibrated_cal_static</text:p>
          </table:table-cell>
          <table:table-cell table:style-name="ce1" office:value-type="string" calcext:value-type="string">
            <text:p>Custom_ECE_rel_diagram_bin_15_test_uncalibrated_cal_interactive</text:p>
          </table:table-cell>
          <table:table-cell table:style-name="ce1" office:value-type="string" calcext:value-type="string">
            <text:p>Custom_ECE_rel_diagram_bin_50_test_uncalibrated_cal_interactive</text:p>
          </table:table-cell>
          <table:table-cell table:style-name="ce1" office:value-type="string" calcext:value-type="string">
            <text:p>Custom_ECE_rel_diagram_bin_15_test_nts_static_test</text:p>
          </table:table-cell>
          <table:table-cell table:style-name="ce1" office:value-type="string" calcext:value-type="string">
            <text:p>Custom_ECE_rel_diagram_bin_50_test_nts_static_test</text:p>
          </table:table-cell>
          <table:table-cell table:style-name="ce1" office:value-type="string" calcext:value-type="string">
            <text:p>Custom_ECE_rel_diagram_bin_15_test_nts_interactive_test</text:p>
          </table:table-cell>
          <table:table-cell table:style-name="ce1" office:value-type="string" calcext:value-type="string">
            <text:p>Custom_ECE_rel_diagram_bin_50_test_nts_interactive_test</text:p>
          </table:table-cell>
          <table:table-cell table:style-name="ce1" office:value-type="string" calcext:value-type="string">
            <text:p>Custom_ECE_rel_diagram_bin_15_test_nts_static_cal</text:p>
          </table:table-cell>
          <table:table-cell table:style-name="ce1" office:value-type="string" calcext:value-type="string">
            <text:p>Custom_ECE_rel_diagram_bin_50_test_nts_static_cal</text:p>
          </table:table-cell>
          <table:table-cell table:style-name="ce1" office:value-type="string" calcext:value-type="string">
            <text:p>Custom_ECE_rel_diagram_bin_15_test_nts_interactive_cal</text:p>
          </table:table-cell>
          <table:table-cell table:style-name="ce1" office:value-type="string" calcext:value-type="string">
            <text:p>Custom_ECE_rel_diagram_bin_50_test_nts_interactive_cal</text:p>
          </table:table-cell>
          <table:table-cell table:style-name="ce1" office:value-type="string" calcext:value-type="string">
            <text:p>Custom_MCE_rel_diagram_bin_15_test_uncalibrated_test_static</text:p>
          </table:table-cell>
          <table:table-cell table:style-name="ce1" office:value-type="string" calcext:value-type="string">
            <text:p>Custom_MCE_rel_diagram_bin_50_test_uncalibrated_test_static</text:p>
          </table:table-cell>
          <table:table-cell table:style-name="ce1" office:value-type="string" calcext:value-type="string">
            <text:p>Custom_MCE_rel_diagram_bin_15_test_uncalibrated_test_interactive</text:p>
          </table:table-cell>
          <table:table-cell table:style-name="ce1" office:value-type="string" calcext:value-type="string">
            <text:p>Custom_MCE_rel_diagram_bin_50_test_uncalibrated_test_interactive</text:p>
          </table:table-cell>
          <table:table-cell table:style-name="ce1" office:value-type="string" calcext:value-type="string">
            <text:p>Custom_MCE_rel_diagram_bin_15_test_uncalibrated_cal_static</text:p>
          </table:table-cell>
          <table:table-cell table:style-name="ce1" office:value-type="string" calcext:value-type="string">
            <text:p>Custom_MCE_rel_diagram_bin_50_test_uncalibrated_cal_static</text:p>
          </table:table-cell>
          <table:table-cell table:style-name="ce1" office:value-type="string" calcext:value-type="string">
            <text:p>Custom_MCE_rel_diagram_bin_15_test_uncalibrated_cal_interactive</text:p>
          </table:table-cell>
          <table:table-cell table:style-name="ce1" office:value-type="string" calcext:value-type="string">
            <text:p>Custom_MCE_rel_diagram_bin_50_test_uncalibrated_cal_interactive</text:p>
          </table:table-cell>
          <table:table-cell table:style-name="ce1" office:value-type="string" calcext:value-type="string">
            <text:p>Custom_MCE_rel_diagram_bin_15_test_nts_static_test</text:p>
          </table:table-cell>
          <table:table-cell table:style-name="ce1" office:value-type="string" calcext:value-type="string">
            <text:p>Custom_MCE_rel_diagram_bin_50_test_nts_static_test</text:p>
          </table:table-cell>
          <table:table-cell table:style-name="ce1" office:value-type="string" calcext:value-type="string">
            <text:p>Custom_MCE_rel_diagram_bin_15_test_nts_interactive_test</text:p>
          </table:table-cell>
          <table:table-cell table:style-name="ce1" office:value-type="string" calcext:value-type="string">
            <text:p>Custom_MCE_rel_diagram_bin_50_test_nts_interactive_test</text:p>
          </table:table-cell>
          <table:table-cell table:style-name="ce1" office:value-type="string" calcext:value-type="string">
            <text:p>Custom_MCE_rel_diagram_bin_15_test_nts_static_cal</text:p>
          </table:table-cell>
          <table:table-cell table:style-name="ce1" office:value-type="string" calcext:value-type="string">
            <text:p>Custom_MCE_rel_diagram_bin_50_test_nts_static_cal</text:p>
          </table:table-cell>
          <table:table-cell table:style-name="ce1" office:value-type="string" calcext:value-type="string">
            <text:p>Custom_MCE_rel_diagram_bin_15_test_nts_interactive_cal</text:p>
          </table:table-cell>
          <table:table-cell table:style-name="ce1" office:value-type="string" calcext:value-type="string">
            <text:p>Custom_MCE_rel_diagram_bin_50_test_nts_interactive_cal</text:p>
          </table:table-cell>
          <table:table-cell table:style-name="ce1" table:number-columns-repeated="971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2" table:formula="of:=MIN([.B$2:.B$11])" office:value-type="float" office:value="0.0534147348976097" calcext:value-type="float">
            <text:p>0.0534</text:p>
          </table:table-cell>
          <table:table-cell table:style-name="ce2" table:formula="of:=MIN([.C$2:.C$11])" office:value-type="float" office:value="0.0590821947032251" calcext:value-type="float">
            <text:p>0.0591</text:p>
          </table:table-cell>
          <table:table-cell table:style-name="ce2" table:formula="of:=MIN([.D$2:.D$11])" office:value-type="float" office:value="0.0553673946091427" calcext:value-type="float">
            <text:p>0.0554</text:p>
          </table:table-cell>
          <table:table-cell table:style-name="ce2" table:formula="of:=MIN([.E$2:.E$11])" office:value-type="float" office:value="0.056785736779739" calcext:value-type="float">
            <text:p>0.0568</text:p>
          </table:table-cell>
          <table:table-cell table:style-name="ce2" table:formula="of:=MIN([.F$2:.F$11])" office:value-type="float" office:value="0.0671490379942323" calcext:value-type="float">
            <text:p>0.0671</text:p>
          </table:table-cell>
          <table:table-cell table:style-name="ce2" table:formula="of:=MIN([.G$2:.G$11])" office:value-type="float" office:value="0.0656490183912306" calcext:value-type="float">
            <text:p>0.0656</text:p>
          </table:table-cell>
          <table:table-cell table:style-name="ce2" table:formula="of:=MIN([.H$2:.H$11])" office:value-type="float" office:value="0.0815540398855181" calcext:value-type="float">
            <text:p>0.0816</text:p>
          </table:table-cell>
          <table:table-cell table:style-name="ce2" table:formula="of:=MIN([.I$2:.I$11])" office:value-type="float" office:value="0.0838868516410011" calcext:value-type="float">
            <text:p>0.0839</text:p>
          </table:table-cell>
          <table:table-cell table:style-name="ce2" table:formula="of:=MIN([.J$2:.J$11])" office:value-type="float" office:value="0.702426770280287" calcext:value-type="float">
            <text:p>0.7024</text:p>
          </table:table-cell>
          <table:table-cell table:style-name="ce2" table:formula="of:=MIN([.K$2:.K$11])" office:value-type="float" office:value="0.709679298427832" calcext:value-type="float">
            <text:p>0.7097</text:p>
          </table:table-cell>
          <table:table-cell table:style-name="ce2" table:formula="of:=MIN([.L$2:.L$11])" office:value-type="float" office:value="0.702426770280287" calcext:value-type="float">
            <text:p>0.7024</text:p>
          </table:table-cell>
          <table:table-cell table:style-name="ce2" table:formula="of:=MIN([.M$2:.M$11])" office:value-type="float" office:value="0.709679298427832" calcext:value-type="float">
            <text:p>0.7097</text:p>
          </table:table-cell>
          <table:table-cell table:style-name="ce2" table:formula="of:=MIN([.N$2:.N$11])" office:value-type="float" office:value="0.566544150994177" calcext:value-type="float">
            <text:p>0.5665</text:p>
          </table:table-cell>
          <table:table-cell table:style-name="ce2" table:formula="of:=MIN([.O$2:.O$11])" office:value-type="float" office:value="0.570887678368791" calcext:value-type="float">
            <text:p>0.5709</text:p>
          </table:table-cell>
          <table:table-cell table:style-name="ce2" table:formula="of:=MIN([.P$2:.P$11])" office:value-type="float" office:value="0.566303726805005" calcext:value-type="float">
            <text:p>0.5663</text:p>
          </table:table-cell>
          <table:table-cell table:style-name="ce2" table:formula="of:=MIN([.Q$2:.Q$11])" office:value-type="float" office:value="0.570723781046469" calcext:value-type="float">
            <text:p>0.5707</text:p>
          </table:table-cell>
          <table:table-cell table:style-name="ce2" table:formula="of:=MIN([.R$2:.R$11])" office:value-type="float" office:value="0.1890605413701" calcext:value-type="float">
            <text:p>0.1891</text:p>
          </table:table-cell>
          <table:table-cell table:style-name="ce2" table:formula="of:=MIN([.S$2:.S$11])" office:value-type="float" office:value="0.188742091115654" calcext:value-type="float">
            <text:p>0.1887</text:p>
          </table:table-cell>
          <table:table-cell table:style-name="ce2" table:formula="of:=MIN([.T$2:.T$11])" office:value-type="float" office:value="0.188966792028748" calcext:value-type="float">
            <text:p>0.1890</text:p>
          </table:table-cell>
          <table:table-cell table:style-name="ce2" table:formula="of:=MIN([.U$2:.U$11])" office:value-type="float" office:value="0.188688991856571" calcext:value-type="float">
            <text:p>0.1887</text:p>
          </table:table-cell>
          <table:table-cell table:style-name="ce2" table:formula="of:=MIN([.V$2:.V$11])" office:value-type="float" office:value="0.155703602915621" calcext:value-type="float">
            <text:p>0.1557</text:p>
          </table:table-cell>
          <table:table-cell table:style-name="ce2" table:formula="of:=MIN([.W$2:.W$11])" office:value-type="float" office:value="0.232311276993131" calcext:value-type="float">
            <text:p>0.2323</text:p>
          </table:table-cell>
          <table:table-cell table:style-name="ce2" table:formula="of:=MIN([.X$2:.X$11])" office:value-type="float" office:value="0.0909259308898124" calcext:value-type="float">
            <text:p>0.0909</text:p>
          </table:table-cell>
          <table:table-cell table:style-name="ce2" table:formula="of:=MIN([.Y$2:.Y$11])" office:value-type="float" office:value="0.102154454354937" calcext:value-type="float">
            <text:p>0.1022</text:p>
          </table:table-cell>
          <table:table-cell table:style-name="ce2" table:formula="of:=MIN([.Z$2:.Z$11])" office:value-type="float" office:value="0.153617092240304" calcext:value-type="float">
            <text:p>0.1536</text:p>
          </table:table-cell>
          <table:table-cell table:style-name="ce2" table:formula="of:=MIN([.AA$2:.AA$11])" office:value-type="float" office:value="0.201059510274433" calcext:value-type="float">
            <text:p>0.2011</text:p>
          </table:table-cell>
          <table:table-cell table:style-name="ce2" table:formula="of:=MIN([.AB$2:.AB$11])" office:value-type="float" office:value="0.0959368421086208" calcext:value-type="float">
            <text:p>0.0959</text:p>
          </table:table-cell>
          <table:table-cell table:style-name="ce2" table:formula="of:=MIN([.AC$2:.AC$11])" office:value-type="float" office:value="0.10385958699323" calcext:value-type="float">
            <text:p>0.1039</text:p>
          </table:table-cell>
          <table:table-cell table:style-name="ce2" table:formula="of:=MIN([.AD$2:.AD$11])" office:value-type="float" office:value="0.164466842319912" calcext:value-type="float">
            <text:p>0.1645</text:p>
          </table:table-cell>
          <table:table-cell table:style-name="ce2" table:formula="of:=MIN([.AE$2:.AE$11])" office:value-type="float" office:value="0.227614350484098" calcext:value-type="float">
            <text:p>0.2276</text:p>
          </table:table-cell>
          <table:table-cell table:style-name="ce2" table:formula="of:=MIN([.AF$2:.AF$11])" office:value-type="float" office:value="0.0916147483644786" calcext:value-type="float">
            <text:p>0.0916</text:p>
          </table:table-cell>
          <table:table-cell table:style-name="ce2" table:formula="of:=MIN([.AG$2:.AG$11])" office:value-type="float" office:value="0.103202127799596" calcext:value-type="float">
            <text:p>0.1032</text:p>
          </table:table-cell>
          <table:table-cell table:style-name="ce2" table:formula="of:=MIN([.AH$2:.AH$11])" office:value-type="float" office:value="0.150821669601027" calcext:value-type="float">
            <text:p>0.1508</text:p>
          </table:table-cell>
          <table:table-cell table:style-name="ce2" table:formula="of:=MIN([.AI$2:.AI$11])" office:value-type="float" office:value="0.185033721808531" calcext:value-type="float">
            <text:p>0.1850</text:p>
          </table:table-cell>
          <table:table-cell table:style-name="ce2" table:formula="of:=MIN([.AJ$2:.AJ$11])" office:value-type="float" office:value="0.095800866256883" calcext:value-type="float">
            <text:p>0.0958</text:p>
          </table:table-cell>
          <table:table-cell table:style-name="ce2" table:formula="of:=MIN([.AK$2:.AK$11])" office:value-type="float" office:value="0.101955836613473" calcext:value-type="float">
            <text:p>0.1020</text:p>
          </table:table-cell>
          <table:table-cell table:style-name="ce2" table:formula="of:=MIN([.AL$2:.AL$11])" office:value-type="float" office:value="0.35214295111755" calcext:value-type="float">
            <text:p>0.3521</text:p>
          </table:table-cell>
          <table:table-cell table:style-name="ce2" table:formula="of:=MIN([.AM$2:.AM$11])" office:value-type="float" office:value="0.699793822072494" calcext:value-type="float">
            <text:p>0.6998</text:p>
          </table:table-cell>
          <table:table-cell table:style-name="ce2" table:formula="of:=MIN([.AN$2:.AN$11])" office:value-type="float" office:value="0.181105276974288" calcext:value-type="float">
            <text:p>0.1811</text:p>
          </table:table-cell>
          <table:table-cell table:style-name="ce2" table:formula="of:=MIN([.AO$2:.AO$11])" office:value-type="float" office:value="0.251383374395402" calcext:value-type="float">
            <text:p>0.2514</text:p>
          </table:table-cell>
          <table:table-cell table:style-name="ce2" table:formula="of:=MIN([.AP$2:.AP$11])" office:value-type="float" office:value="0.374598614049195" calcext:value-type="float">
            <text:p>0.3746</text:p>
          </table:table-cell>
          <table:table-cell table:style-name="ce2" table:formula="of:=MIN([.AQ$2:.AQ$11])" office:value-type="float" office:value="0.466170335436023" calcext:value-type="float">
            <text:p>0.4662</text:p>
          </table:table-cell>
          <table:table-cell table:style-name="ce2" table:formula="of:=MIN([.AR$2:.AR$11])" office:value-type="float" office:value="0.184296848307202" calcext:value-type="float">
            <text:p>0.1843</text:p>
          </table:table-cell>
          <table:table-cell table:style-name="ce2" table:formula="of:=MIN([.AS$2:.AS$11])" office:value-type="float" office:value="0.245052812637822" calcext:value-type="float">
            <text:p>0.2451</text:p>
          </table:table-cell>
          <table:table-cell table:style-name="ce2" table:formula="of:=MIN([.AT$2:.AT$11])" office:value-type="float" office:value="0.324516848513445" calcext:value-type="float">
            <text:p>0.3245</text:p>
          </table:table-cell>
          <table:table-cell table:style-name="ce2" table:formula="of:=MIN([.AU$2:.AU$11])" office:value-type="float" office:value="0.698209314614953" calcext:value-type="float">
            <text:p>0.6982</text:p>
          </table:table-cell>
          <table:table-cell table:style-name="ce2" table:formula="of:=MIN([.AV$2:.AV$11])" office:value-type="float" office:value="0.184478036159315" calcext:value-type="float">
            <text:p>0.1845</text:p>
          </table:table-cell>
          <table:table-cell table:style-name="ce2" table:formula="of:=MIN([.AW$2:.AW$11])" office:value-type="float" office:value="0.24914052426363" calcext:value-type="float">
            <text:p>0.2491</text:p>
          </table:table-cell>
          <table:table-cell table:style-name="ce2" table:formula="of:=MIN([.AX$2:.AX$11])" office:value-type="float" office:value="0.37692784409396" calcext:value-type="float">
            <text:p>0.3769</text:p>
          </table:table-cell>
          <table:table-cell table:style-name="ce2" table:formula="of:=MIN([.AY$2:.AY$11])" office:value-type="float" office:value="0.478342983157267" calcext:value-type="float">
            <text:p>0.4783</text:p>
          </table:table-cell>
          <table:table-cell table:style-name="ce2" table:formula="of:=MIN([.AZ$2:.AZ$11])" office:value-type="float" office:value="0.187390223907322" calcext:value-type="float">
            <text:p>0.1874</text:p>
          </table:table-cell>
          <table:table-cell table:style-name="ce2" table:formula="of:=MIN([.BA$2:.BA$11])" office:value-type="float" office:value="0.245196862665949" calcext:value-type="float">
            <text:p>0.2452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2" table:formula="of:=MAX([.B$2:.B$11])" office:value-type="float" office:value="0.0923871080020136" calcext:value-type="float">
            <text:p>0.0924</text:p>
          </table:table-cell>
          <table:table-cell table:style-name="ce2" table:formula="of:=MAX([.C$2:.C$11])" office:value-type="float" office:value="0.0932910249587392" calcext:value-type="float">
            <text:p>0.0933</text:p>
          </table:table-cell>
          <table:table-cell table:style-name="ce2" table:formula="of:=MAX([.D$2:.D$11])" office:value-type="float" office:value="0.0791761173549096" calcext:value-type="float">
            <text:p>0.0792</text:p>
          </table:table-cell>
          <table:table-cell table:style-name="ce2" table:formula="of:=MAX([.E$2:.E$11])" office:value-type="float" office:value="0.083539295657961" calcext:value-type="float">
            <text:p>0.0835</text:p>
          </table:table-cell>
          <table:table-cell table:style-name="ce2" table:formula="of:=MAX([.F$2:.F$11])" office:value-type="float" office:value="0.120490674380625" calcext:value-type="float">
            <text:p>0.1205</text:p>
          </table:table-cell>
          <table:table-cell table:style-name="ce2" table:formula="of:=MAX([.G$2:.G$11])" office:value-type="float" office:value="0.115393805496403" calcext:value-type="float">
            <text:p>0.1154</text:p>
          </table:table-cell>
          <table:table-cell table:style-name="ce2" table:formula="of:=MAX([.H$2:.H$11])" office:value-type="float" office:value="0.113348957744882" calcext:value-type="float">
            <text:p>0.1133</text:p>
          </table:table-cell>
          <table:table-cell table:style-name="ce2" table:formula="of:=MAX([.I$2:.I$11])" office:value-type="float" office:value="0.111793785140901" calcext:value-type="float">
            <text:p>0.1118</text:p>
          </table:table-cell>
          <table:table-cell table:style-name="ce2" table:formula="of:=MAX([.J$2:.J$11])" office:value-type="float" office:value="0.723100535912239" calcext:value-type="float">
            <text:p>0.7231</text:p>
          </table:table-cell>
          <table:table-cell table:style-name="ce2" table:formula="of:=MAX([.K$2:.K$11])" office:value-type="float" office:value="0.718139604576565" calcext:value-type="float">
            <text:p>0.7181</text:p>
          </table:table-cell>
          <table:table-cell table:style-name="ce2" table:formula="of:=MAX([.L$2:.L$11])" office:value-type="float" office:value="0.723100535912239" calcext:value-type="float">
            <text:p>0.7231</text:p>
          </table:table-cell>
          <table:table-cell table:style-name="ce2" table:formula="of:=MAX([.M$2:.M$11])" office:value-type="float" office:value="0.718139604576565" calcext:value-type="float">
            <text:p>0.7181</text:p>
          </table:table-cell>
          <table:table-cell table:style-name="ce2" table:formula="of:=MAX([.N$2:.N$11])" office:value-type="float" office:value="0.586385264602266" calcext:value-type="float">
            <text:p>0.5864</text:p>
          </table:table-cell>
          <table:table-cell table:style-name="ce2" table:formula="of:=MAX([.O$2:.O$11])" office:value-type="float" office:value="0.578816883553827" calcext:value-type="float">
            <text:p>0.5788</text:p>
          </table:table-cell>
          <table:table-cell table:style-name="ce2" table:formula="of:=MAX([.P$2:.P$11])" office:value-type="float" office:value="0.585933844282998" calcext:value-type="float">
            <text:p>0.5859</text:p>
          </table:table-cell>
          <table:table-cell table:style-name="ce2" table:formula="of:=MAX([.Q$2:.Q$11])" office:value-type="float" office:value="0.578587981936035" calcext:value-type="float">
            <text:p>0.5786</text:p>
          </table:table-cell>
          <table:table-cell table:style-name="ce2" table:formula="of:=MAX([.R$2:.R$11])" office:value-type="float" office:value="0.194139604148758" calcext:value-type="float">
            <text:p>0.1941</text:p>
          </table:table-cell>
          <table:table-cell table:style-name="ce2" table:formula="of:=MAX([.S$2:.S$11])" office:value-type="float" office:value="0.192904299551693" calcext:value-type="float">
            <text:p>0.1929</text:p>
          </table:table-cell>
          <table:table-cell table:style-name="ce2" table:formula="of:=MAX([.T$2:.T$11])" office:value-type="float" office:value="0.194084672391343" calcext:value-type="float">
            <text:p>0.1941</text:p>
          </table:table-cell>
          <table:table-cell table:style-name="ce2" table:formula="of:=MAX([.U$2:.U$11])" office:value-type="float" office:value="0.192903535050723" calcext:value-type="float">
            <text:p>0.1929</text:p>
          </table:table-cell>
          <table:table-cell table:style-name="ce2" table:formula="of:=MAX([.V$2:.V$11])" office:value-type="float" office:value="0.317075258954389" calcext:value-type="float">
            <text:p>0.3171</text:p>
          </table:table-cell>
          <table:table-cell table:style-name="ce2" table:formula="of:=MAX([.W$2:.W$11])" office:value-type="float" office:value="0.436710139750673" calcext:value-type="float">
            <text:p>0.4367</text:p>
          </table:table-cell>
          <table:table-cell table:style-name="ce2" table:formula="of:=MAX([.X$2:.X$11])" office:value-type="float" office:value="0.110320656129969" calcext:value-type="float">
            <text:p>0.1103</text:p>
          </table:table-cell>
          <table:table-cell table:style-name="ce2" table:formula="of:=MAX([.Y$2:.Y$11])" office:value-type="float" office:value="0.120876848331157" calcext:value-type="float">
            <text:p>0.1209</text:p>
          </table:table-cell>
          <table:table-cell table:style-name="ce2" table:formula="of:=MAX([.Z$2:.Z$11])" office:value-type="float" office:value="0.199302408244252" calcext:value-type="float">
            <text:p>0.1993</text:p>
          </table:table-cell>
          <table:table-cell table:style-name="ce2" table:formula="of:=MAX([.AA$2:.AA$11])" office:value-type="float" office:value="0.243499952043173" calcext:value-type="float">
            <text:p>0.2435</text:p>
          </table:table-cell>
          <table:table-cell table:style-name="ce2" table:formula="of:=MAX([.AB$2:.AB$11])" office:value-type="float" office:value="0.109446592073498" calcext:value-type="float">
            <text:p>0.1094</text:p>
          </table:table-cell>
          <table:table-cell table:style-name="ce2" table:formula="of:=MAX([.AC$2:.AC$11])" office:value-type="float" office:value="0.118367764651118" calcext:value-type="float">
            <text:p>0.1184</text:p>
          </table:table-cell>
          <table:table-cell table:style-name="ce2" table:formula="of:=MAX([.AD$2:.AD$11])" office:value-type="float" office:value="0.317532533389784" calcext:value-type="float">
            <text:p>0.3175</text:p>
          </table:table-cell>
          <table:table-cell table:style-name="ce2" table:formula="of:=MAX([.AE$2:.AE$11])" office:value-type="float" office:value="0.427176847115924" calcext:value-type="float">
            <text:p>0.4272</text:p>
          </table:table-cell>
          <table:table-cell table:style-name="ce2" table:formula="of:=MAX([.AF$2:.AF$11])" office:value-type="float" office:value="0.110710942702738" calcext:value-type="float">
            <text:p>0.1107</text:p>
          </table:table-cell>
          <table:table-cell table:style-name="ce2" table:formula="of:=MAX([.AG$2:.AG$11])" office:value-type="float" office:value="0.12288004737534" calcext:value-type="float">
            <text:p>0.1229</text:p>
          </table:table-cell>
          <table:table-cell table:style-name="ce2" table:formula="of:=MAX([.AH$2:.AH$11])" office:value-type="float" office:value="0.198635233862797" calcext:value-type="float">
            <text:p>0.1986</text:p>
          </table:table-cell>
          <table:table-cell table:style-name="ce2" table:formula="of:=MAX([.AI$2:.AI$11])" office:value-type="float" office:value="0.248434913564842" calcext:value-type="float">
            <text:p>0.2484</text:p>
          </table:table-cell>
          <table:table-cell table:style-name="ce2" table:formula="of:=MAX([.AJ$2:.AJ$11])" office:value-type="float" office:value="0.109488331746145" calcext:value-type="float">
            <text:p>0.1095</text:p>
          </table:table-cell>
          <table:table-cell table:style-name="ce2" table:formula="of:=MAX([.AK$2:.AK$11])" office:value-type="float" office:value="0.118625558707921" calcext:value-type="float">
            <text:p>0.1186</text:p>
          </table:table-cell>
          <table:table-cell table:style-name="ce2" table:formula="of:=MAX([.AL$2:.AL$11])" office:value-type="float" office:value="0.841634182786923" calcext:value-type="float">
            <text:p>0.8416</text:p>
          </table:table-cell>
          <table:table-cell table:style-name="ce2" table:formula="of:=MAX([.AM$2:.AM$11])" office:value-type="float" office:value="0.96864041303542" calcext:value-type="float">
            <text:p>0.9686</text:p>
          </table:table-cell>
          <table:table-cell table:style-name="ce2" table:formula="of:=MAX([.AN$2:.AN$11])" office:value-type="float" office:value="0.262695621724331" calcext:value-type="float">
            <text:p>0.2627</text:p>
          </table:table-cell>
          <table:table-cell table:style-name="ce2" table:formula="of:=MAX([.AO$2:.AO$11])" office:value-type="float" office:value="0.314928519411938" calcext:value-type="float">
            <text:p>0.3149</text:p>
          </table:table-cell>
          <table:table-cell table:style-name="ce2" table:formula="of:=MAX([.AP$2:.AP$11])" office:value-type="float" office:value="0.581673177001906" calcext:value-type="float">
            <text:p>0.5817</text:p>
          </table:table-cell>
          <table:table-cell table:style-name="ce2" table:formula="of:=MAX([.AQ$2:.AQ$11])" office:value-type="float" office:value="0.935040598940112" calcext:value-type="float">
            <text:p>0.9350</text:p>
          </table:table-cell>
          <table:table-cell table:style-name="ce2" table:formula="of:=MAX([.AR$2:.AR$11])" office:value-type="float" office:value="0.252736991911403" calcext:value-type="float">
            <text:p>0.2527</text:p>
          </table:table-cell>
          <table:table-cell table:style-name="ce2" table:formula="of:=MAX([.AS$2:.AS$11])" office:value-type="float" office:value="0.289747999190814" calcext:value-type="float">
            <text:p>0.2897</text:p>
          </table:table-cell>
          <table:table-cell table:style-name="ce2" table:formula="of:=MAX([.AT$2:.AT$11])" office:value-type="float" office:value="0.842515859323471" calcext:value-type="float">
            <text:p>0.8425</text:p>
          </table:table-cell>
          <table:table-cell table:style-name="ce2" table:formula="of:=MAX([.AU$2:.AU$11])" office:value-type="float" office:value="0.971377450645697" calcext:value-type="float">
            <text:p>0.9714</text:p>
          </table:table-cell>
          <table:table-cell table:style-name="ce2" table:formula="of:=MAX([.AV$2:.AV$11])" office:value-type="float" office:value="0.263329784781781" calcext:value-type="float">
            <text:p>0.2633</text:p>
          </table:table-cell>
          <table:table-cell table:style-name="ce2" table:formula="of:=MAX([.AW$2:.AW$11])" office:value-type="float" office:value="0.319808651818809" calcext:value-type="float">
            <text:p>0.3198</text:p>
          </table:table-cell>
          <table:table-cell table:style-name="ce2" table:formula="of:=MAX([.AX$2:.AX$11])" office:value-type="float" office:value="0.581075840583949" calcext:value-type="float">
            <text:p>0.5811</text:p>
          </table:table-cell>
          <table:table-cell table:style-name="ce2" table:formula="of:=MAX([.AY$2:.AY$11])" office:value-type="float" office:value="0.887162453157877" calcext:value-type="float">
            <text:p>0.8872</text:p>
          </table:table-cell>
          <table:table-cell table:style-name="ce2" table:formula="of:=MAX([.AZ$2:.AZ$11])" office:value-type="float" office:value="0.253357943351385" calcext:value-type="float">
            <text:p>0.2534</text:p>
          </table:table-cell>
          <table:table-cell table:style-name="ce2" table:formula="of:=MAX([.BA$2:.BA$11])" office:value-type="float" office:value="0.290452415537184" calcext:value-type="float">
            <text:p>0.2905</text:p>
          </table:table-cell>
          <table:table-cell table:number-columns-repeated="971"/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2" table:formula="of:=AVERAGE([.B$2:.B$11])" office:value-type="float" office:value="0.0749943369478747" calcext:value-type="float">
            <text:p>0.0750</text:p>
          </table:table-cell>
          <table:table-cell table:style-name="ce2" table:formula="of:=AVERAGE([.C$2:.C$11])" office:value-type="float" office:value="0.0751918640599225" calcext:value-type="float">
            <text:p>0.0752</text:p>
          </table:table-cell>
          <table:table-cell table:style-name="ce2" table:formula="of:=AVERAGE([.D$2:.D$11])" office:value-type="float" office:value="0.0693653506588957" calcext:value-type="float">
            <text:p>0.0694</text:p>
          </table:table-cell>
          <table:table-cell table:style-name="ce2" table:formula="of:=AVERAGE([.E$2:.E$11])" office:value-type="float" office:value="0.06899632663105" calcext:value-type="float">
            <text:p>0.0690</text:p>
          </table:table-cell>
          <table:table-cell table:style-name="ce2" table:formula="of:=AVERAGE([.F$2:.F$11])" office:value-type="float" office:value="0.0986963400004572" calcext:value-type="float">
            <text:p>0.0987</text:p>
          </table:table-cell>
          <table:table-cell table:style-name="ce2" table:formula="of:=AVERAGE([.G$2:.G$11])" office:value-type="float" office:value="0.098334129935229" calcext:value-type="float">
            <text:p>0.0983</text:p>
          </table:table-cell>
          <table:table-cell table:style-name="ce2" table:formula="of:=AVERAGE([.H$2:.H$11])" office:value-type="float" office:value="0.0981129303631157" calcext:value-type="float">
            <text:p>0.0981</text:p>
          </table:table-cell>
          <table:table-cell table:style-name="ce2" table:formula="of:=AVERAGE([.I$2:.I$11])" office:value-type="float" office:value="0.0973491027495671" calcext:value-type="float">
            <text:p>0.0973</text:p>
          </table:table-cell>
          <table:table-cell table:style-name="ce2" table:formula="of:=AVERAGE([.J$2:.J$11])" office:value-type="float" office:value="0.713519659350557" calcext:value-type="float">
            <text:p>0.7135</text:p>
          </table:table-cell>
          <table:table-cell table:style-name="ce2" table:formula="of:=AVERAGE([.K$2:.K$11])" office:value-type="float" office:value="0.713905103810841" calcext:value-type="float">
            <text:p>0.7139</text:p>
          </table:table-cell>
          <table:table-cell table:style-name="ce2" table:formula="of:=AVERAGE([.L$2:.L$11])" office:value-type="float" office:value="0.713519659350557" calcext:value-type="float">
            <text:p>0.7135</text:p>
          </table:table-cell>
          <table:table-cell table:style-name="ce2" table:formula="of:=AVERAGE([.M$2:.M$11])" office:value-type="float" office:value="0.713905103565895" calcext:value-type="float">
            <text:p>0.7139</text:p>
          </table:table-cell>
          <table:table-cell table:style-name="ce2" table:formula="of:=AVERAGE([.N$2:.N$11])" office:value-type="float" office:value="0.574599493645137" calcext:value-type="float">
            <text:p>0.5746</text:p>
          </table:table-cell>
          <table:table-cell table:style-name="ce2" table:formula="of:=AVERAGE([.O$2:.O$11])" office:value-type="float" office:value="0.574215224445835" calcext:value-type="float">
            <text:p>0.5742</text:p>
          </table:table-cell>
          <table:table-cell table:style-name="ce2" table:formula="of:=AVERAGE([.P$2:.P$11])" office:value-type="float" office:value="0.57454260294818" calcext:value-type="float">
            <text:p>0.5745</text:p>
          </table:table-cell>
          <table:table-cell table:style-name="ce2" table:formula="of:=AVERAGE([.Q$2:.Q$11])" office:value-type="float" office:value="0.574155915607442" calcext:value-type="float">
            <text:p>0.5742</text:p>
          </table:table-cell>
          <table:table-cell table:style-name="ce2" table:formula="of:=AVERAGE([.R$2:.R$11])" office:value-type="float" office:value="0.191152648358738" calcext:value-type="float">
            <text:p>0.1912</text:p>
          </table:table-cell>
          <table:table-cell table:style-name="ce2" table:formula="of:=AVERAGE([.S$2:.S$11])" office:value-type="float" office:value="0.190990128106648" calcext:value-type="float">
            <text:p>0.1910</text:p>
          </table:table-cell>
          <table:table-cell table:style-name="ce2" table:formula="of:=AVERAGE([.T$2:.T$11])" office:value-type="float" office:value="0.191127734682266" calcext:value-type="float">
            <text:p>0.1911</text:p>
          </table:table-cell>
          <table:table-cell table:style-name="ce2" table:formula="of:=AVERAGE([.U$2:.U$11])" office:value-type="float" office:value="0.190968893123002" calcext:value-type="float">
            <text:p>0.1910</text:p>
          </table:table-cell>
          <table:table-cell table:style-name="ce2" table:formula="of:=AVERAGE([.V$2:.V$11])" office:value-type="float" office:value="0.2286746631898" calcext:value-type="float">
            <text:p>0.2287</text:p>
          </table:table-cell>
          <table:table-cell table:style-name="ce2" table:formula="of:=AVERAGE([.W$2:.W$11])" office:value-type="float" office:value="0.300458767417787" calcext:value-type="float">
            <text:p>0.3005</text:p>
          </table:table-cell>
          <table:table-cell table:style-name="ce2" table:formula="of:=AVERAGE([.X$2:.X$11])" office:value-type="float" office:value="0.104220920357978" calcext:value-type="float">
            <text:p>0.1042</text:p>
          </table:table-cell>
          <table:table-cell table:style-name="ce2" table:formula="of:=AVERAGE([.Y$2:.Y$11])" office:value-type="float" office:value="0.113247831286434" calcext:value-type="float">
            <text:p>0.1132</text:p>
          </table:table-cell>
          <table:table-cell table:style-name="ce2" table:formula="of:=AVERAGE([.Z$2:.Z$11])" office:value-type="float" office:value="0.178933815940332" calcext:value-type="float">
            <text:p>0.1789</text:p>
          </table:table-cell>
          <table:table-cell table:style-name="ce2" table:formula="of:=AVERAGE([.AA$2:.AA$11])" office:value-type="float" office:value="0.220751948550325" calcext:value-type="float">
            <text:p>0.2208</text:p>
          </table:table-cell>
          <table:table-cell table:style-name="ce2" table:formula="of:=AVERAGE([.AB$2:.AB$11])" office:value-type="float" office:value="0.103318936469029" calcext:value-type="float">
            <text:p>0.1033</text:p>
          </table:table-cell>
          <table:table-cell table:style-name="ce2" table:formula="of:=AVERAGE([.AC$2:.AC$11])" office:value-type="float" office:value="0.11142081925331" calcext:value-type="float">
            <text:p>0.1114</text:p>
          </table:table-cell>
          <table:table-cell table:style-name="ce2" table:formula="of:=AVERAGE([.AD$2:.AD$11])" office:value-type="float" office:value="0.230463895485519" calcext:value-type="float">
            <text:p>0.2305</text:p>
          </table:table-cell>
          <table:table-cell table:style-name="ce2" table:formula="of:=AVERAGE([.AE$2:.AE$11])" office:value-type="float" office:value="0.306968925398999" calcext:value-type="float">
            <text:p>0.3070</text:p>
          </table:table-cell>
          <table:table-cell table:style-name="ce2" table:formula="of:=AVERAGE([.AF$2:.AF$11])" office:value-type="float" office:value="0.104402258404846" calcext:value-type="float">
            <text:p>0.1044</text:p>
          </table:table-cell>
          <table:table-cell table:style-name="ce2" table:formula="of:=AVERAGE([.AG$2:.AG$11])" office:value-type="float" office:value="0.113540525840969" calcext:value-type="float">
            <text:p>0.1135</text:p>
          </table:table-cell>
          <table:table-cell table:style-name="ce2" table:formula="of:=AVERAGE([.AH$2:.AH$11])" office:value-type="float" office:value="0.179815829468147" calcext:value-type="float">
            <text:p>0.1798</text:p>
          </table:table-cell>
          <table:table-cell table:style-name="ce2" table:formula="of:=AVERAGE([.AI$2:.AI$11])" office:value-type="float" office:value="0.223826485069737" calcext:value-type="float">
            <text:p>0.2238</text:p>
          </table:table-cell>
          <table:table-cell table:style-name="ce2" table:formula="of:=AVERAGE([.AJ$2:.AJ$11])" office:value-type="float" office:value="0.103385365927579" calcext:value-type="float">
            <text:p>0.1034</text:p>
          </table:table-cell>
          <table:table-cell table:style-name="ce2" table:formula="of:=AVERAGE([.AK$2:.AK$11])" office:value-type="float" office:value="0.11176147710272" calcext:value-type="float">
            <text:p>0.1118</text:p>
          </table:table-cell>
          <table:table-cell table:style-name="ce2" table:formula="of:=AVERAGE([.AL$2:.AL$11])" office:value-type="float" office:value="0.571516980962898" calcext:value-type="float">
            <text:p>0.5715</text:p>
          </table:table-cell>
          <table:table-cell table:style-name="ce2" table:formula="of:=AVERAGE([.AM$2:.AM$11])" office:value-type="float" office:value="0.894635671423748" calcext:value-type="float">
            <text:p>0.8946</text:p>
          </table:table-cell>
          <table:table-cell table:style-name="ce2" table:formula="of:=AVERAGE([.AN$2:.AN$11])" office:value-type="float" office:value="0.225843864926512" calcext:value-type="float">
            <text:p>0.2258</text:p>
          </table:table-cell>
          <table:table-cell table:style-name="ce2" table:formula="of:=AVERAGE([.AO$2:.AO$11])" office:value-type="float" office:value="0.281763215906535" calcext:value-type="float">
            <text:p>0.2818</text:p>
          </table:table-cell>
          <table:table-cell table:style-name="ce2" table:formula="of:=AVERAGE([.AP$2:.AP$11])" office:value-type="float" office:value="0.475846955805079" calcext:value-type="float">
            <text:p>0.4758</text:p>
          </table:table-cell>
          <table:table-cell table:style-name="ce2" table:formula="of:=AVERAGE([.AQ$2:.AQ$11])" office:value-type="float" office:value="0.734242989434475" calcext:value-type="float">
            <text:p>0.7342</text:p>
          </table:table-cell>
          <table:table-cell table:style-name="ce2" table:formula="of:=AVERAGE([.AR$2:.AR$11])" office:value-type="float" office:value="0.216901515703833" calcext:value-type="float">
            <text:p>0.2169</text:p>
          </table:table-cell>
          <table:table-cell table:style-name="ce2" table:formula="of:=AVERAGE([.AS$2:.AS$11])" office:value-type="float" office:value="0.26653280330578" calcext:value-type="float">
            <text:p>0.2665</text:p>
          </table:table-cell>
          <table:table-cell table:style-name="ce2" table:formula="of:=AVERAGE([.AT$2:.AT$11])" office:value-type="float" office:value="0.580594289691665" calcext:value-type="float">
            <text:p>0.5806</text:p>
          </table:table-cell>
          <table:table-cell table:style-name="ce2" table:formula="of:=AVERAGE([.AU$2:.AU$11])" office:value-type="float" office:value="0.896158733486899" calcext:value-type="float">
            <text:p>0.8962</text:p>
          </table:table-cell>
          <table:table-cell table:style-name="ce2" table:formula="of:=AVERAGE([.AV$2:.AV$11])" office:value-type="float" office:value="0.226840303345946" calcext:value-type="float">
            <text:p>0.2268</text:p>
          </table:table-cell>
          <table:table-cell table:style-name="ce2" table:formula="of:=AVERAGE([.AW$2:.AW$11])" office:value-type="float" office:value="0.282884781593025" calcext:value-type="float">
            <text:p>0.2829</text:p>
          </table:table-cell>
          <table:table-cell table:style-name="ce2" table:formula="of:=AVERAGE([.AX$2:.AX$11])" office:value-type="float" office:value="0.476156382228844" calcext:value-type="float">
            <text:p>0.4762</text:p>
          </table:table-cell>
          <table:table-cell table:style-name="ce2" table:formula="of:=AVERAGE([.AY$2:.AY$11])" office:value-type="float" office:value="0.723882583650556" calcext:value-type="float">
            <text:p>0.7239</text:p>
          </table:table-cell>
          <table:table-cell table:style-name="ce2" table:formula="of:=AVERAGE([.AZ$2:.AZ$11])" office:value-type="float" office:value="0.217781429296952" calcext:value-type="float">
            <text:p>0.2178</text:p>
          </table:table-cell>
          <table:table-cell table:style-name="ce2" table:formula="of:=AVERAGE([.BA$2:.BA$11])" office:value-type="float" office:value="0.267128543265765" calcext:value-type="float">
            <text:p>0.2671</text:p>
          </table:table-cell>
          <table:table-cell table:number-columns-repeated="971"/>
        </table:table-row>
        <table:table-row table:style-name="ro1">
          <table:table-cell table:style-name="ce1"/>
          <table:table-cell table:style-name="ce2" table:number-columns-repeated="52"/>
          <table:table-cell table:number-columns-repeated="971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2" table:formula="of:=MEDIAN([.B$2:.B$11])" office:value-type="float" office:value="0.0769083345778759" calcext:value-type="float">
            <text:p>0.0769</text:p>
          </table:table-cell>
          <table:table-cell table:style-name="ce2" table:formula="of:=MEDIAN([.C$2:.C$11])" office:value-type="float" office:value="0.0728172540628645" calcext:value-type="float">
            <text:p>0.0728</text:p>
          </table:table-cell>
          <table:table-cell table:style-name="ce2" table:formula="of:=MEDIAN([.D$2:.D$11])" office:value-type="float" office:value="0.072411139134892" calcext:value-type="float">
            <text:p>0.0724</text:p>
          </table:table-cell>
          <table:table-cell table:style-name="ce2" table:formula="of:=MEDIAN([.E$2:.E$11])" office:value-type="float" office:value="0.0677957771254485" calcext:value-type="float">
            <text:p>0.0678</text:p>
          </table:table-cell>
          <table:table-cell table:style-name="ce2" table:formula="of:=MEDIAN([.F$2:.F$11])" office:value-type="float" office:value="0.101216526233282" calcext:value-type="float">
            <text:p>0.1012</text:p>
          </table:table-cell>
          <table:table-cell table:style-name="ce2" table:formula="of:=MEDIAN([.G$2:.G$11])" office:value-type="float" office:value="0.104139556855523" calcext:value-type="float">
            <text:p>0.1041</text:p>
          </table:table-cell>
          <table:table-cell table:style-name="ce2" table:formula="of:=MEDIAN([.H$2:.H$11])" office:value-type="float" office:value="0.102593892522595" calcext:value-type="float">
            <text:p>0.1026</text:p>
          </table:table-cell>
          <table:table-cell table:style-name="ce2" table:formula="of:=MEDIAN([.I$2:.I$11])" office:value-type="float" office:value="0.0944664957283178" calcext:value-type="float">
            <text:p>0.0945</text:p>
          </table:table-cell>
          <table:table-cell table:style-name="ce2" table:formula="of:=MEDIAN([.J$2:.J$11])" office:value-type="float" office:value="0.714008046157167" calcext:value-type="float">
            <text:p>0.7140</text:p>
          </table:table-cell>
          <table:table-cell table:style-name="ce2" table:formula="of:=MEDIAN([.K$2:.K$11])" office:value-type="float" office:value="0.714044029273188" calcext:value-type="float">
            <text:p>0.7140</text:p>
          </table:table-cell>
          <table:table-cell table:style-name="ce2" table:formula="of:=MEDIAN([.L$2:.L$11])" office:value-type="float" office:value="0.714008046157167" calcext:value-type="float">
            <text:p>0.7140</text:p>
          </table:table-cell>
          <table:table-cell table:style-name="ce2" table:formula="of:=MEDIAN([.M$2:.M$11])" office:value-type="float" office:value="0.714044028048454" calcext:value-type="float">
            <text:p>0.7140</text:p>
          </table:table-cell>
          <table:table-cell table:style-name="ce2" table:formula="of:=MEDIAN([.N$2:.N$11])" office:value-type="float" office:value="0.573337931039114" calcext:value-type="float">
            <text:p>0.5733</text:p>
          </table:table-cell>
          <table:table-cell table:style-name="ce2" table:formula="of:=MEDIAN([.O$2:.O$11])" office:value-type="float" office:value="0.573768065929733" calcext:value-type="float">
            <text:p>0.5738</text:p>
          </table:table-cell>
          <table:table-cell table:style-name="ce2" table:formula="of:=MEDIAN([.P$2:.P$11])" office:value-type="float" office:value="0.573342885571643" calcext:value-type="float">
            <text:p>0.5733</text:p>
          </table:table-cell>
          <table:table-cell table:style-name="ce2" table:formula="of:=MEDIAN([.Q$2:.Q$11])" office:value-type="float" office:value="0.57375219820233" calcext:value-type="float">
            <text:p>0.5738</text:p>
          </table:table-cell>
          <table:table-cell table:style-name="ce2" table:formula="of:=MEDIAN([.R$2:.R$11])" office:value-type="float" office:value="0.190895477698409" calcext:value-type="float">
            <text:p>0.1909</text:p>
          </table:table-cell>
          <table:table-cell table:style-name="ce2" table:formula="of:=MEDIAN([.S$2:.S$11])" office:value-type="float" office:value="0.190900669196812" calcext:value-type="float">
            <text:p>0.1909</text:p>
          </table:table-cell>
          <table:table-cell table:style-name="ce2" table:formula="of:=MEDIAN([.T$2:.T$11])" office:value-type="float" office:value="0.190846840029143" calcext:value-type="float">
            <text:p>0.1908</text:p>
          </table:table-cell>
          <table:table-cell table:style-name="ce2" table:formula="of:=MEDIAN([.U$2:.U$11])" office:value-type="float" office:value="0.190857536128896" calcext:value-type="float">
            <text:p>0.1909</text:p>
          </table:table-cell>
          <table:table-cell table:style-name="ce2" table:formula="of:=MEDIAN([.V$2:.V$11])" office:value-type="float" office:value="0.235488320505698" calcext:value-type="float">
            <text:p>0.2355</text:p>
          </table:table-cell>
          <table:table-cell table:style-name="ce2" table:formula="of:=MEDIAN([.W$2:.W$11])" office:value-type="float" office:value="0.287177766450988" calcext:value-type="float">
            <text:p>0.2872</text:p>
          </table:table-cell>
          <table:table-cell table:style-name="ce2" table:formula="of:=MEDIAN([.X$2:.X$11])" office:value-type="float" office:value="0.10553774865567" calcext:value-type="float">
            <text:p>0.1055</text:p>
          </table:table-cell>
          <table:table-cell table:style-name="ce2" table:formula="of:=MEDIAN([.Y$2:.Y$11])" office:value-type="float" office:value="0.113942900851241" calcext:value-type="float">
            <text:p>0.1139</text:p>
          </table:table-cell>
          <table:table-cell table:style-name="ce2" table:formula="of:=MEDIAN([.Z$2:.Z$11])" office:value-type="float" office:value="0.183365257982613" calcext:value-type="float">
            <text:p>0.1834</text:p>
          </table:table-cell>
          <table:table-cell table:style-name="ce2" table:formula="of:=MEDIAN([.AA$2:.AA$11])" office:value-type="float" office:value="0.217538726225095" calcext:value-type="float">
            <text:p>0.2175</text:p>
          </table:table-cell>
          <table:table-cell table:style-name="ce2" table:formula="of:=MEDIAN([.AB$2:.AB$11])" office:value-type="float" office:value="0.104247156811624" calcext:value-type="float">
            <text:p>0.1042</text:p>
          </table:table-cell>
          <table:table-cell table:style-name="ce2" table:formula="of:=MEDIAN([.AC$2:.AC$11])" office:value-type="float" office:value="0.112742660377663" calcext:value-type="float">
            <text:p>0.1127</text:p>
          </table:table-cell>
          <table:table-cell table:style-name="ce2" table:formula="of:=MEDIAN([.AD$2:.AD$11])" office:value-type="float" office:value="0.240413332842682" calcext:value-type="float">
            <text:p>0.2404</text:p>
          </table:table-cell>
          <table:table-cell table:style-name="ce2" table:formula="of:=MEDIAN([.AE$2:.AE$11])" office:value-type="float" office:value="0.299181210374032" calcext:value-type="float">
            <text:p>0.2992</text:p>
          </table:table-cell>
          <table:table-cell table:style-name="ce2" table:formula="of:=MEDIAN([.AF$2:.AF$11])" office:value-type="float" office:value="0.105584708543033" calcext:value-type="float">
            <text:p>0.1056</text:p>
          </table:table-cell>
          <table:table-cell table:style-name="ce2" table:formula="of:=MEDIAN([.AG$2:.AG$11])" office:value-type="float" office:value="0.113916279245437" calcext:value-type="float">
            <text:p>0.1139</text:p>
          </table:table-cell>
          <table:table-cell table:style-name="ce2" table:formula="of:=MEDIAN([.AH$2:.AH$11])" office:value-type="float" office:value="0.183965467076946" calcext:value-type="float">
            <text:p>0.1840</text:p>
          </table:table-cell>
          <table:table-cell table:style-name="ce2" table:formula="of:=MEDIAN([.AI$2:.AI$11])" office:value-type="float" office:value="0.231465871528476" calcext:value-type="float">
            <text:p>0.2315</text:p>
          </table:table-cell>
          <table:table-cell table:style-name="ce2" table:formula="of:=MEDIAN([.AJ$2:.AJ$11])" office:value-type="float" office:value="0.104321911516329" calcext:value-type="float">
            <text:p>0.1043</text:p>
          </table:table-cell>
          <table:table-cell table:style-name="ce2" table:formula="of:=MEDIAN([.AK$2:.AK$11])" office:value-type="float" office:value="0.11262700799755" calcext:value-type="float">
            <text:p>0.1126</text:p>
          </table:table-cell>
          <table:table-cell table:style-name="ce2" table:formula="of:=MEDIAN([.AL$2:.AL$11])" office:value-type="float" office:value="0.599991968914665" calcext:value-type="float">
            <text:p>0.6000</text:p>
          </table:table-cell>
          <table:table-cell table:style-name="ce2" table:formula="of:=MEDIAN([.AM$2:.AM$11])" office:value-type="float" office:value="0.935689268118164" calcext:value-type="float">
            <text:p>0.9357</text:p>
          </table:table-cell>
          <table:table-cell table:style-name="ce2" table:formula="of:=MEDIAN([.AN$2:.AN$11])" office:value-type="float" office:value="0.230516008317913" calcext:value-type="float">
            <text:p>0.2305</text:p>
          </table:table-cell>
          <table:table-cell table:style-name="ce2" table:formula="of:=MEDIAN([.AO$2:.AO$11])" office:value-type="float" office:value="0.284622450852247" calcext:value-type="float">
            <text:p>0.2846</text:p>
          </table:table-cell>
          <table:table-cell table:style-name="ce2" table:formula="of:=MEDIAN([.AP$2:.AP$11])" office:value-type="float" office:value="0.475405490492511" calcext:value-type="float">
            <text:p>0.4754</text:p>
          </table:table-cell>
          <table:table-cell table:style-name="ce2" table:formula="of:=MEDIAN([.AQ$2:.AQ$11])" office:value-type="float" office:value="0.771958852782272" calcext:value-type="float">
            <text:p>0.7720</text:p>
          </table:table-cell>
          <table:table-cell table:style-name="ce2" table:formula="of:=MEDIAN([.AR$2:.AR$11])" office:value-type="float" office:value="0.214919089911691" calcext:value-type="float">
            <text:p>0.2149</text:p>
          </table:table-cell>
          <table:table-cell table:style-name="ce2" table:formula="of:=MEDIAN([.AS$2:.AS$11])" office:value-type="float" office:value="0.263352273633837" calcext:value-type="float">
            <text:p>0.2634</text:p>
          </table:table-cell>
          <table:table-cell table:style-name="ce2" table:formula="of:=MEDIAN([.AT$2:.AT$11])" office:value-type="float" office:value="0.597475473237601" calcext:value-type="float">
            <text:p>0.5975</text:p>
          </table:table-cell>
          <table:table-cell table:style-name="ce2" table:formula="of:=MEDIAN([.AU$2:.AU$11])" office:value-type="float" office:value="0.939209474061244" calcext:value-type="float">
            <text:p>0.9392</text:p>
          </table:table-cell>
          <table:table-cell table:style-name="ce2" table:formula="of:=MEDIAN([.AV$2:.AV$11])" office:value-type="float" office:value="0.231721473409818" calcext:value-type="float">
            <text:p>0.2317</text:p>
          </table:table-cell>
          <table:table-cell table:style-name="ce2" table:formula="of:=MEDIAN([.AW$2:.AW$11])" office:value-type="float" office:value="0.28583697222725" calcext:value-type="float">
            <text:p>0.2858</text:p>
          </table:table-cell>
          <table:table-cell table:style-name="ce2" table:formula="of:=MEDIAN([.AX$2:.AX$11])" office:value-type="float" office:value="0.46935213808951" calcext:value-type="float">
            <text:p>0.4694</text:p>
          </table:table-cell>
          <table:table-cell table:style-name="ce2" table:formula="of:=MEDIAN([.AY$2:.AY$11])" office:value-type="float" office:value="0.76989856657444" calcext:value-type="float">
            <text:p>0.7699</text:p>
          </table:table-cell>
          <table:table-cell table:style-name="ce2" table:formula="of:=MEDIAN([.AZ$2:.AZ$11])" office:value-type="float" office:value="0.214981280639939" calcext:value-type="float">
            <text:p>0.2150</text:p>
          </table:table-cell>
          <table:table-cell table:style-name="ce2" table:formula="of:=MEDIAN([.BA$2:.BA$11])" office:value-type="float" office:value="0.265821591686051" calcext:value-type="float">
            <text:p>0.2658</text:p>
          </table:table-cell>
          <table:table-cell table:number-columns-repeated="9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6T10:12:21.996588957</dc:date>
    <meta:editing-duration>PT10M14S</meta:editing-duration>
    <meta:editing-cycles>2</meta:editing-cycles>
    <meta:generator>LibreOffice/7.3.7.2$Linux_X86_64 LibreOffice_project/30$Build-2</meta:generator>
    <meta:document-statistic meta:table-count="1" meta:cell-count="848" meta:object-count="0"/>
  </office:meta>
</office:document-meta>
</file>